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2cm" svg:height="0.5cm" svg:x="9cm" svg:y="1cm">
            <draw:text-box>
              <text:p text:style-name="P1"><text:span text:style-name="T1">v5, v0</text:span></text:p>
            </draw:text-box>
          </draw:frame>
          <draw:frame draw:style-name="gr2" draw:text-style-name="P2" draw:layer="layout" svg:width="2cm" svg:height="0.5cm" svg:x="9cm" svg:y="1.5cm">
            <draw:text-box>
              <text:p text:style-name="P1"><text:span text:style-name="T1">5</text:span></text:p>
            </draw:text-box>
          </draw:frame>
          <draw:line draw:style-name="gr3" draw:text-style-name="P3" draw:layer="layout" svg:x1="9cm" svg:y1="1cm" svg:x2="11cm" svg:y2="1cm">
            <text:p/>
          </draw:line>
          <draw:line draw:style-name="gr4" draw:text-style-name="P3" draw:layer="layout" svg:x1="9cm" svg:y1="1.5cm" svg:x2="11cm" svg:y2="1.5cm">
            <text:p/>
          </draw:line>
          <draw:line draw:style-name="gr5" draw:text-style-name="P3" draw:layer="layout" svg:x1="9cm" svg:y1="2cm" svg:x2="11cm" svg:y2="2cm">
            <text:p/>
          </draw:line>
          <draw:line draw:style-name="gr6" draw:text-style-name="P3" draw:layer="layout" svg:x1="9cm" svg:y1="2cm" svg:x2="9cm" svg:y2="1cm">
            <text:p/>
          </draw:line>
          <draw:line draw:style-name="gr7" draw:text-style-name="P3" draw:layer="layout" svg:x1="11cm" svg:y1="2cm" svg:x2="11cm" svg:y2="1cm">
            <text:p/>
          </draw:line>
        </draw:g>
      </draw:page>
      <draw:page draw:name="page2" draw:style-name="dp1" draw:master-page-name="Default">
        <draw:g xml:id="id8" draw:id="id8">
          <draw:frame draw:style-name="gr8" draw:text-style-name="P2" draw:layer="layout" svg:width="2cm" svg:height="0.5cm" svg:x="9cm" svg:y="1cm">
            <draw:text-box>
              <text:p text:style-name="P1"><text:span text:style-name="T1">v5, v0</text:span></text:p>
            </draw:text-box>
          </draw:frame>
          <draw:frame draw:style-name="gr9" draw:text-style-name="P2" draw:layer="layout" svg:width="2cm" svg:height="0.5cm" svg:x="9cm" svg:y="1.5cm">
            <draw:text-box>
              <text:p text:style-name="P1"><text:span text:style-name="T1">5</text:span></text:p>
            </draw:text-box>
          </draw:frame>
          <draw:line draw:style-name="gr10" draw:text-style-name="P3" draw:layer="layout" svg:x1="9cm" svg:y1="1cm" svg:x2="11cm" svg:y2="1cm">
            <text:p/>
          </draw:line>
          <draw:line draw:style-name="gr11" draw:text-style-name="P3" draw:layer="layout" svg:x1="9cm" svg:y1="1.5cm" svg:x2="11cm" svg:y2="1.5cm">
            <text:p/>
          </draw:line>
          <draw:line draw:style-name="gr12" draw:text-style-name="P3" draw:layer="layout" svg:x1="9cm" svg:y1="2cm" svg:x2="11cm" svg:y2="2cm">
            <text:p/>
          </draw:line>
          <draw:line draw:style-name="gr13" draw:text-style-name="P3" draw:layer="layout" svg:x1="9cm" svg:y1="2cm" svg:x2="9cm" svg:y2="1cm">
            <text:p/>
          </draw:line>
          <draw:line draw:style-name="gr14" draw:text-style-name="P3" draw:layer="layout" svg:x1="11cm" svg:y1="2cm" svg:x2="11cm" svg:y2="1cm">
            <text:p/>
          </draw:line>
        </draw:g>
        <draw:g xml:id="id7" draw:id="id7">
          <draw:g xml:id="id1" draw:id="id1">
            <draw:frame draw:style-name="gr15" draw:text-style-name="P2" draw:layer="layout" svg:width="2cm" svg:height="0.5cm" svg:x="4.5cm" svg:y="5cm">
              <draw:text-box>
                <text:p text:style-name="P1"><text:span text:style-name="T1">v7, v5</text:span></text:p>
              </draw:text-box>
            </draw:frame>
            <draw:frame draw:style-name="gr16" draw:text-style-name="P2" draw:layer="layout" svg:width="2cm" svg:height="0.5cm" svg:x="4.5cm" svg:y="5.5cm">
              <draw:text-box>
                <text:p text:style-name="P1"><text:span text:style-name="T1">4</text:span></text:p>
              </draw:text-box>
            </draw:frame>
            <draw:line draw:style-name="gr17" draw:text-style-name="P3" draw:layer="layout" svg:x1="4.5cm" svg:y1="5cm" svg:x2="6.5cm" svg:y2="5cm">
              <text:p/>
            </draw:line>
            <draw:line draw:style-name="gr18" draw:text-style-name="P3" draw:layer="layout" svg:x1="4.5cm" svg:y1="5.5cm" svg:x2="6.5cm" svg:y2="5.5cm">
              <text:p/>
            </draw:line>
            <draw:line draw:style-name="gr19" draw:text-style-name="P3" draw:layer="layout" svg:x1="4.5cm" svg:y1="6cm" svg:x2="6.5cm" svg:y2="6cm">
              <text:p/>
            </draw:line>
            <draw:line draw:style-name="gr20" draw:text-style-name="P3" draw:layer="layout" svg:x1="4.5cm" svg:y1="6cm" svg:x2="4.5cm" svg:y2="5cm">
              <text:p/>
            </draw:line>
            <draw:line draw:style-name="gr21" draw:text-style-name="P3" draw:layer="layout" svg:x1="6.5cm" svg:y1="6cm" svg:x2="6.5cm" svg:y2="5cm">
              <text:p/>
            </draw:line>
          </draw:g>
          <draw:g xml:id="id3" draw:id="id3">
            <draw:frame draw:style-name="gr22" draw:text-style-name="P2" draw:layer="layout" svg:width="2cm" svg:height="0.5cm" svg:x="7.5cm" svg:y="5cm">
              <draw:text-box>
                <text:p text:style-name="P1"><text:span text:style-name="T1">v7, v0</text:span></text:p>
              </draw:text-box>
            </draw:frame>
            <draw:frame draw:style-name="gr23" draw:text-style-name="P2" draw:layer="layout" svg:width="2cm" svg:height="0.5cm" svg:x="7.5cm" svg:y="5.5cm">
              <draw:text-box>
                <text:p text:style-name="P1"><text:span text:style-name="T1">4</text:span></text:p>
              </draw:text-box>
            </draw:frame>
            <draw:line draw:style-name="gr24" draw:text-style-name="P3" draw:layer="layout" svg:x1="7.5cm" svg:y1="5cm" svg:x2="9.5cm" svg:y2="5cm">
              <text:p/>
            </draw:line>
            <draw:line draw:style-name="gr25" draw:text-style-name="P3" draw:layer="layout" svg:x1="7.5cm" svg:y1="5.5cm" svg:x2="9.5cm" svg:y2="5.5cm">
              <text:p/>
            </draw:line>
            <draw:line draw:style-name="gr26" draw:text-style-name="P3" draw:layer="layout" svg:x1="7.5cm" svg:y1="6cm" svg:x2="9.5cm" svg:y2="6cm">
              <text:p/>
            </draw:line>
            <draw:line draw:style-name="gr27" draw:text-style-name="P3" draw:layer="layout" svg:x1="7.5cm" svg:y1="6cm" svg:x2="7.5cm" svg:y2="5cm">
              <text:p/>
            </draw:line>
            <draw:line draw:style-name="gr28" draw:text-style-name="P3" draw:layer="layout" svg:x1="9.5cm" svg:y1="6cm" svg:x2="9.5cm" svg:y2="5cm">
              <text:p/>
            </draw:line>
          </draw:g>
          <draw:custom-shape draw:style-name="gr29" draw:text-style-name="P5" xml:id="id2" draw:id="id2" draw:layer="layout" svg:width="1cm" svg:height="1cm" svg:x="6.5cm" svg:y="3cm">
            <text:p text:style-name="P4"><text:span text:style-name="T2">R</text:span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0" draw:text-style-name="P3" draw:layer="layout" draw:type="line" svg:x1="5.5cm" svg:y1="5cm" svg:x2="6.646cm" svg:y2="3.854cm" draw:start-shape="id1" draw:start-glue-point="0" draw:end-shape="id2" draw:end-glue-point="7" svg:d="M5500 5000l1146-1146" svg:viewBox="0 0 1147 1147">
            <text:p/>
          </draw:connector>
          <draw:connector draw:style-name="gr31" draw:text-style-name="P3" draw:layer="layout" draw:type="line" svg:x1="8.5cm" svg:y1="5cm" svg:x2="7.354cm" svg:y2="3.854cm" draw:start-shape="id3" draw:start-glue-point="0" draw:end-shape="id2" draw:end-glue-point="9" svg:d="M8500 5000l-1146-1146" svg:viewBox="0 0 1147 1147">
            <text:p/>
          </draw:connector>
        </draw:g>
        <draw:g xml:id="id9" draw:id="id9">
          <draw:g xml:id="id4" draw:id="id4">
            <draw:frame draw:style-name="gr32" draw:text-style-name="P2" draw:layer="layout" svg:width="2cm" svg:height="0.5cm" svg:x="10.5cm" svg:y="5cm">
              <draw:text-box>
                <text:p text:style-name="P1"><text:span text:style-name="T1">v4, v5</text:span></text:p>
              </draw:text-box>
            </draw:frame>
            <draw:frame draw:style-name="gr33" draw:text-style-name="P2" draw:layer="layout" svg:width="2cm" svg:height="0.5cm" svg:x="10.5cm" svg:y="5.5cm">
              <draw:text-box>
                <text:p text:style-name="P1"><text:span text:style-name="T1">3</text:span></text:p>
              </draw:text-box>
            </draw:frame>
            <draw:line draw:style-name="gr34" draw:text-style-name="P3" draw:layer="layout" svg:x1="10.5cm" svg:y1="5cm" svg:x2="12.5cm" svg:y2="5cm">
              <text:p/>
            </draw:line>
            <draw:line draw:style-name="gr35" draw:text-style-name="P3" draw:layer="layout" svg:x1="10.5cm" svg:y1="5.5cm" svg:x2="12.5cm" svg:y2="5.5cm">
              <text:p/>
            </draw:line>
            <draw:line draw:style-name="gr36" draw:text-style-name="P3" draw:layer="layout" svg:x1="10.5cm" svg:y1="6cm" svg:x2="12.5cm" svg:y2="6cm">
              <text:p/>
            </draw:line>
            <draw:line draw:style-name="gr37" draw:text-style-name="P3" draw:layer="layout" svg:x1="10.5cm" svg:y1="6cm" svg:x2="10.5cm" svg:y2="5cm">
              <text:p/>
            </draw:line>
            <draw:line draw:style-name="gr38" draw:text-style-name="P3" draw:layer="layout" svg:x1="12.5cm" svg:y1="6cm" svg:x2="12.5cm" svg:y2="5cm">
              <text:p/>
            </draw:line>
          </draw:g>
          <draw:g xml:id="id6" draw:id="id6">
            <draw:frame draw:style-name="gr39" draw:text-style-name="P2" draw:layer="layout" svg:width="2cm" svg:height="0.5cm" svg:x="13.5cm" svg:y="5cm">
              <draw:text-box>
                <text:p text:style-name="P1"><text:span text:style-name="T1">v4, v0</text:span></text:p>
              </draw:text-box>
            </draw:frame>
            <draw:frame draw:style-name="gr40" draw:text-style-name="P2" draw:layer="layout" svg:width="2cm" svg:height="0.5cm" svg:x="13.5cm" svg:y="5.5cm">
              <draw:text-box>
                <text:p text:style-name="P1"><text:span text:style-name="T1">2</text:span></text:p>
              </draw:text-box>
            </draw:frame>
            <draw:line draw:style-name="gr41" draw:text-style-name="P3" draw:layer="layout" svg:x1="13.5cm" svg:y1="5cm" svg:x2="15.5cm" svg:y2="5cm">
              <text:p/>
            </draw:line>
            <draw:line draw:style-name="gr42" draw:text-style-name="P3" draw:layer="layout" svg:x1="13.5cm" svg:y1="5.5cm" svg:x2="15.5cm" svg:y2="5.5cm">
              <text:p/>
            </draw:line>
            <draw:line draw:style-name="gr43" draw:text-style-name="P3" draw:layer="layout" svg:x1="13.5cm" svg:y1="6cm" svg:x2="15.5cm" svg:y2="6cm">
              <text:p/>
            </draw:line>
            <draw:line draw:style-name="gr44" draw:text-style-name="P3" draw:layer="layout" svg:x1="13.5cm" svg:y1="6cm" svg:x2="13.5cm" svg:y2="5cm">
              <text:p/>
            </draw:line>
            <draw:line draw:style-name="gr45" draw:text-style-name="P3" draw:layer="layout" svg:x1="15.5cm" svg:y1="6cm" svg:x2="15.5cm" svg:y2="5cm">
              <text:p/>
            </draw:line>
          </draw:g>
          <draw:custom-shape draw:style-name="gr46" draw:text-style-name="P5" xml:id="id5" draw:id="id5" draw:layer="layout" svg:width="1cm" svg:height="1cm" svg:x="12.5cm" svg:y="3cm">
            <text:p text:style-name="P4"><text:span text:style-name="T2">R</text:span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3" draw:layer="layout" draw:type="line" svg:x1="11.5cm" svg:y1="5cm" svg:x2="12.646cm" svg:y2="3.854cm" draw:start-shape="id4" draw:start-glue-point="0" draw:end-shape="id5" draw:end-glue-point="7" svg:d="M11500 5000l1146-1146" svg:viewBox="0 0 1147 1147">
            <text:p/>
          </draw:connector>
          <draw:connector draw:style-name="gr48" draw:text-style-name="P3" draw:layer="layout" draw:type="line" svg:x1="14.5cm" svg:y1="5cm" svg:x2="13.354cm" svg:y2="3.854cm" draw:start-shape="id6" draw:start-glue-point="0" draw:end-shape="id5" draw:end-glue-point="9" svg:d="M14500 5000l-1146-1146" svg:viewBox="0 0 1147 1147">
            <text:p/>
          </draw:connector>
        </draw:g>
        <draw:connector draw:style-name="gr49" draw:text-style-name="P6" draw:layer="layout" draw:type="line" svg:x1="7cm" svg:y1="3cm" svg:x2="10cm" svg:y2="2cm" draw:start-shape="id7" draw:start-glue-point="0" draw:end-shape="id8" draw:end-glue-point="2" svg:d="M7000 3000l3000-1000" svg:viewBox="0 0 3001 1001">
          <text:p/>
        </draw:connector>
        <draw:connector draw:style-name="gr49" draw:text-style-name="P6" draw:layer="layout" draw:type="line" svg:x1="13cm" svg:y1="3cm" svg:x2="10cm" svg:y2="2.001cm" draw:start-shape="id9" draw:start-glue-point="0" svg:d="M13000 3000l-3000-999" svg:viewBox="0 0 3001 1000">
          <text:p/>
        </draw:connector>
      </draw:page>
      <draw:page draw:name="page3" draw:style-name="dp1" draw:master-page-name="Default">
        <draw:g xml:id="id17" draw:id="id17">
          <draw:frame draw:style-name="gr50" draw:text-style-name="P2" draw:layer="layout" svg:width="2cm" svg:height="0.5cm" svg:x="9cm" svg:y="1cm">
            <draw:text-box>
              <text:p text:style-name="P1"><text:span text:style-name="T1">v5, v0</text:span></text:p>
            </draw:text-box>
          </draw:frame>
          <draw:frame draw:style-name="gr51" draw:text-style-name="P2" draw:layer="layout" svg:width="2cm" svg:height="0.5cm" svg:x="9cm" svg:y="1.5cm">
            <draw:text-box>
              <text:p text:style-name="P1"><text:span text:style-name="T1">5</text:span></text:p>
            </draw:text-box>
          </draw:frame>
          <draw:line draw:style-name="gr52" draw:text-style-name="P3" draw:layer="layout" svg:x1="9cm" svg:y1="1cm" svg:x2="11cm" svg:y2="1cm">
            <text:p/>
          </draw:line>
          <draw:line draw:style-name="gr53" draw:text-style-name="P3" draw:layer="layout" svg:x1="9cm" svg:y1="1.5cm" svg:x2="11cm" svg:y2="1.5cm">
            <text:p/>
          </draw:line>
          <draw:line draw:style-name="gr54" draw:text-style-name="P3" draw:layer="layout" svg:x1="9cm" svg:y1="2cm" svg:x2="11cm" svg:y2="2cm">
            <text:p/>
          </draw:line>
          <draw:line draw:style-name="gr55" draw:text-style-name="P3" draw:layer="layout" svg:x1="9cm" svg:y1="2cm" svg:x2="9cm" svg:y2="1cm">
            <text:p/>
          </draw:line>
          <draw:line draw:style-name="gr56" draw:text-style-name="P3" draw:layer="layout" svg:x1="11cm" svg:y1="2cm" svg:x2="11cm" svg:y2="1cm">
            <text:p/>
          </draw:line>
        </draw:g>
        <draw:g xml:id="id16" draw:id="id16">
          <draw:g xml:id="id10" draw:id="id10">
            <draw:frame draw:style-name="gr57" draw:text-style-name="P2" draw:layer="layout" svg:width="2cm" svg:height="0.5cm" svg:x="4.5cm" svg:y="5cm">
              <draw:text-box>
                <text:p text:style-name="P1"><text:span text:style-name="T1">v7, v5</text:span></text:p>
              </draw:text-box>
            </draw:frame>
            <draw:frame draw:style-name="gr58" draw:text-style-name="P2" draw:layer="layout" svg:width="2cm" svg:height="0.5cm" svg:x="4.5cm" svg:y="5.5cm">
              <draw:text-box>
                <text:p text:style-name="P1"><text:span text:style-name="T1">4</text:span></text:p>
              </draw:text-box>
            </draw:frame>
            <draw:line draw:style-name="gr59" draw:text-style-name="P3" draw:layer="layout" svg:x1="4.5cm" svg:y1="5cm" svg:x2="6.5cm" svg:y2="5cm">
              <text:p/>
            </draw:line>
            <draw:line draw:style-name="gr60" draw:text-style-name="P3" draw:layer="layout" svg:x1="4.5cm" svg:y1="5.5cm" svg:x2="6.5cm" svg:y2="5.5cm">
              <text:p/>
            </draw:line>
            <draw:line draw:style-name="gr61" draw:text-style-name="P3" draw:layer="layout" svg:x1="4.5cm" svg:y1="6cm" svg:x2="6.5cm" svg:y2="6cm">
              <text:p/>
            </draw:line>
            <draw:line draw:style-name="gr62" draw:text-style-name="P3" draw:layer="layout" svg:x1="4.5cm" svg:y1="6cm" svg:x2="4.5cm" svg:y2="5cm">
              <text:p/>
            </draw:line>
            <draw:line draw:style-name="gr63" draw:text-style-name="P3" draw:layer="layout" svg:x1="6.5cm" svg:y1="6cm" svg:x2="6.5cm" svg:y2="5cm">
              <text:p/>
            </draw:line>
          </draw:g>
          <draw:g xml:id="id12" draw:id="id12">
            <draw:frame draw:style-name="gr64" draw:text-style-name="P2" draw:layer="layout" svg:width="2cm" svg:height="0.5cm" svg:x="7.5cm" svg:y="5cm">
              <draw:text-box>
                <text:p text:style-name="P1"><text:span text:style-name="T1">v7, v0</text:span></text:p>
              </draw:text-box>
            </draw:frame>
            <draw:frame draw:style-name="gr65" draw:text-style-name="P2" draw:layer="layout" svg:width="2cm" svg:height="0.5cm" svg:x="7.5cm" svg:y="5.5cm">
              <draw:text-box>
                <text:p text:style-name="P1"><text:span text:style-name="T1">4</text:span></text:p>
              </draw:text-box>
            </draw:frame>
            <draw:line draw:style-name="gr66" draw:text-style-name="P3" draw:layer="layout" svg:x1="7.5cm" svg:y1="5cm" svg:x2="9.5cm" svg:y2="5cm">
              <text:p/>
            </draw:line>
            <draw:line draw:style-name="gr67" draw:text-style-name="P3" draw:layer="layout" svg:x1="7.5cm" svg:y1="5.5cm" svg:x2="9.5cm" svg:y2="5.5cm">
              <text:p/>
            </draw:line>
            <draw:line draw:style-name="gr68" draw:text-style-name="P3" draw:layer="layout" svg:x1="7.5cm" svg:y1="6cm" svg:x2="9.5cm" svg:y2="6cm">
              <text:p/>
            </draw:line>
            <draw:line draw:style-name="gr69" draw:text-style-name="P3" draw:layer="layout" svg:x1="7.5cm" svg:y1="6cm" svg:x2="7.5cm" svg:y2="5cm">
              <text:p/>
            </draw:line>
            <draw:line draw:style-name="gr70" draw:text-style-name="P3" draw:layer="layout" svg:x1="9.5cm" svg:y1="6cm" svg:x2="9.5cm" svg:y2="5cm">
              <text:p/>
            </draw:line>
          </draw:g>
          <draw:custom-shape draw:style-name="gr71" draw:text-style-name="P5" xml:id="id11" draw:id="id11" draw:layer="layout" svg:width="1cm" svg:height="1cm" svg:x="6.5cm" svg:y="3cm">
            <text:p text:style-name="P4"><text:span text:style-name="T2">R</text:span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2" draw:text-style-name="P3" draw:layer="layout" draw:type="line" svg:x1="5.5cm" svg:y1="5cm" svg:x2="6.646cm" svg:y2="3.854cm" draw:start-shape="id10" draw:start-glue-point="0" draw:end-shape="id11" draw:end-glue-point="7" svg:d="M5500 5000l1146-1146" svg:viewBox="0 0 1147 1147">
            <text:p/>
          </draw:connector>
          <draw:connector draw:style-name="gr73" draw:text-style-name="P3" draw:layer="layout" draw:type="line" svg:x1="8.5cm" svg:y1="5cm" svg:x2="7.354cm" svg:y2="3.854cm" draw:start-shape="id12" draw:start-glue-point="0" draw:end-shape="id11" draw:end-glue-point="9" svg:d="M8500 5000l-1146-1146" svg:viewBox="0 0 1147 1147">
            <text:p/>
          </draw:connector>
        </draw:g>
        <draw:g xml:id="id18" draw:id="id18">
          <draw:g xml:id="id13" draw:id="id13">
            <draw:frame draw:style-name="gr74" draw:text-style-name="P2" draw:layer="layout" svg:width="2cm" svg:height="0.5cm" svg:x="10.5cm" svg:y="5cm">
              <draw:text-box>
                <text:p text:style-name="P1"><text:span text:style-name="T1">v4, v5</text:span></text:p>
              </draw:text-box>
            </draw:frame>
            <draw:frame draw:style-name="gr75" draw:text-style-name="P2" draw:layer="layout" svg:width="2cm" svg:height="0.5cm" svg:x="10.5cm" svg:y="5.5cm">
              <draw:text-box>
                <text:p text:style-name="P1"><text:span text:style-name="T1">3</text:span></text:p>
              </draw:text-box>
            </draw:frame>
            <draw:line draw:style-name="gr76" draw:text-style-name="P3" draw:layer="layout" svg:x1="10.5cm" svg:y1="5cm" svg:x2="12.5cm" svg:y2="5cm">
              <text:p/>
            </draw:line>
            <draw:line draw:style-name="gr77" draw:text-style-name="P3" draw:layer="layout" svg:x1="10.5cm" svg:y1="5.5cm" svg:x2="12.5cm" svg:y2="5.5cm">
              <text:p/>
            </draw:line>
            <draw:line draw:style-name="gr78" draw:text-style-name="P3" draw:layer="layout" svg:x1="10.5cm" svg:y1="6cm" svg:x2="12.5cm" svg:y2="6cm">
              <text:p/>
            </draw:line>
            <draw:line draw:style-name="gr79" draw:text-style-name="P3" draw:layer="layout" svg:x1="10.5cm" svg:y1="6cm" svg:x2="10.5cm" svg:y2="5cm">
              <text:p/>
            </draw:line>
            <draw:line draw:style-name="gr80" draw:text-style-name="P3" draw:layer="layout" svg:x1="12.5cm" svg:y1="6cm" svg:x2="12.5cm" svg:y2="5cm">
              <text:p/>
            </draw:line>
          </draw:g>
          <draw:g xml:id="id15" draw:id="id15">
            <draw:frame draw:style-name="gr81" draw:text-style-name="P2" draw:layer="layout" svg:width="2cm" svg:height="0.5cm" svg:x="13.5cm" svg:y="5cm">
              <draw:text-box>
                <text:p text:style-name="P1"><text:span text:style-name="T1">v4, v0</text:span></text:p>
              </draw:text-box>
            </draw:frame>
            <draw:frame draw:style-name="gr82" draw:text-style-name="P2" draw:layer="layout" svg:width="2cm" svg:height="0.5cm" svg:x="13.5cm" svg:y="5.5cm">
              <draw:text-box>
                <text:p text:style-name="P1"><text:span text:style-name="T1">2</text:span></text:p>
              </draw:text-box>
            </draw:frame>
            <draw:line draw:style-name="gr83" draw:text-style-name="P3" draw:layer="layout" svg:x1="13.5cm" svg:y1="5cm" svg:x2="15.5cm" svg:y2="5cm">
              <text:p/>
            </draw:line>
            <draw:line draw:style-name="gr84" draw:text-style-name="P3" draw:layer="layout" svg:x1="13.5cm" svg:y1="5.5cm" svg:x2="15.5cm" svg:y2="5.5cm">
              <text:p/>
            </draw:line>
            <draw:line draw:style-name="gr85" draw:text-style-name="P3" draw:layer="layout" svg:x1="13.5cm" svg:y1="6cm" svg:x2="15.5cm" svg:y2="6cm">
              <text:p/>
            </draw:line>
            <draw:line draw:style-name="gr86" draw:text-style-name="P3" draw:layer="layout" svg:x1="13.5cm" svg:y1="6cm" svg:x2="13.5cm" svg:y2="5cm">
              <text:p/>
            </draw:line>
            <draw:line draw:style-name="gr87" draw:text-style-name="P3" draw:layer="layout" svg:x1="15.5cm" svg:y1="6cm" svg:x2="15.5cm" svg:y2="5cm">
              <text:p/>
            </draw:line>
          </draw:g>
          <draw:custom-shape draw:style-name="gr88" draw:text-style-name="P5" xml:id="id14" draw:id="id14" draw:layer="layout" svg:width="1cm" svg:height="1cm" svg:x="12.5cm" svg:y="3cm">
            <text:p text:style-name="P4"><text:span text:style-name="T2">R</text:span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9" draw:text-style-name="P3" draw:layer="layout" draw:type="line" svg:x1="11.5cm" svg:y1="5cm" svg:x2="12.646cm" svg:y2="3.854cm" draw:start-shape="id13" draw:start-glue-point="0" draw:end-shape="id14" draw:end-glue-point="7" svg:d="M11500 5000l1146-1146" svg:viewBox="0 0 1147 1147">
            <text:p/>
          </draw:connector>
          <draw:connector draw:style-name="gr90" draw:text-style-name="P3" draw:layer="layout" draw:type="line" svg:x1="14.5cm" svg:y1="5cm" svg:x2="13.354cm" svg:y2="3.854cm" draw:start-shape="id15" draw:start-glue-point="0" draw:end-shape="id14" draw:end-glue-point="9" svg:d="M14500 5000l-1146-1146" svg:viewBox="0 0 1147 1147">
            <text:p/>
          </draw:connector>
        </draw:g>
        <draw:connector draw:style-name="gr49" draw:text-style-name="P6" draw:layer="layout" draw:type="line" svg:x1="7cm" svg:y1="3cm" svg:x2="10cm" svg:y2="2cm" draw:start-shape="id16" draw:start-glue-point="0" draw:end-shape="id17" draw:end-glue-point="2" svg:d="M7000 3000l3000-1000" svg:viewBox="0 0 3001 1001">
          <text:p/>
        </draw:connector>
        <draw:connector draw:style-name="gr49" draw:text-style-name="P6" draw:layer="layout" draw:type="line" svg:x1="13cm" svg:y1="3cm" svg:x2="10cm" svg:y2="2.001cm" draw:start-shape="id18" draw:start-glue-point="0" svg:d="M13000 3000l-3000-999" svg:viewBox="0 0 3001 1000">
          <text:p/>
        </draw:connector>
        <draw:g>
          <draw:g xml:id="id19" draw:id="id19">
            <draw:frame draw:style-name="gr91" draw:text-style-name="P2" draw:layer="layout" svg:width="2cm" svg:height="0.5cm" svg:x="0cm" svg:y="9cm">
              <draw:text-box>
                <text:p text:style-name="P1"><text:span text:style-name="T1">v6, v7</text:span></text:p>
              </draw:text-box>
            </draw:frame>
            <draw:frame draw:style-name="gr92" draw:text-style-name="P2" draw:layer="layout" svg:width="2cm" svg:height="0.5cm" svg:x="0cm" svg:y="9.5cm">
              <draw:text-box>
                <text:p text:style-name="P1"><text:span text:style-name="T1">2</text:span></text:p>
              </draw:text-box>
            </draw:frame>
            <draw:line draw:style-name="gr93" draw:text-style-name="P3" draw:layer="layout" svg:x1="0cm" svg:y1="9cm" svg:x2="2cm" svg:y2="9cm">
              <text:p/>
            </draw:line>
            <draw:line draw:style-name="gr94" draw:text-style-name="P3" draw:layer="layout" svg:x1="0cm" svg:y1="9.5cm" svg:x2="2cm" svg:y2="9.5cm">
              <text:p/>
            </draw:line>
            <draw:line draw:style-name="gr95" draw:text-style-name="P3" draw:layer="layout" svg:x1="0cm" svg:y1="10cm" svg:x2="2cm" svg:y2="10cm">
              <text:p/>
            </draw:line>
            <draw:line draw:style-name="gr96" draw:text-style-name="P3" draw:layer="layout" svg:x1="0cm" svg:y1="10cm" svg:x2="0cm" svg:y2="9cm">
              <text:p/>
            </draw:line>
            <draw:line draw:style-name="gr97" draw:text-style-name="P3" draw:layer="layout" svg:x1="2cm" svg:y1="10cm" svg:x2="2cm" svg:y2="9cm">
              <text:p/>
            </draw:line>
          </draw:g>
          <draw:g xml:id="id21" draw:id="id21">
            <draw:frame draw:style-name="gr98" draw:text-style-name="P2" draw:layer="layout" svg:width="2cm" svg:height="0.5cm" svg:x="3cm" svg:y="9cm">
              <draw:text-box>
                <text:p text:style-name="P1"><text:span text:style-name="T1">v6, v7</text:span></text:p>
              </draw:text-box>
            </draw:frame>
            <draw:frame draw:style-name="gr99" draw:text-style-name="P2" draw:layer="layout" svg:width="2cm" svg:height="0.5cm" svg:x="3cm" svg:y="9.5cm">
              <draw:text-box>
                <text:p text:style-name="P1"><text:span text:style-name="T1">5</text:span></text:p>
              </draw:text-box>
            </draw:frame>
            <draw:line draw:style-name="gr100" draw:text-style-name="P3" draw:layer="layout" svg:x1="3cm" svg:y1="9cm" svg:x2="5cm" svg:y2="9cm">
              <text:p/>
            </draw:line>
            <draw:line draw:style-name="gr101" draw:text-style-name="P3" draw:layer="layout" svg:x1="3cm" svg:y1="9.5cm" svg:x2="5cm" svg:y2="9.5cm">
              <text:p/>
            </draw:line>
            <draw:line draw:style-name="gr102" draw:text-style-name="P3" draw:layer="layout" svg:x1="3cm" svg:y1="10cm" svg:x2="5cm" svg:y2="10cm">
              <text:p/>
            </draw:line>
            <draw:line draw:style-name="gr103" draw:text-style-name="P3" draw:layer="layout" svg:x1="3cm" svg:y1="10cm" svg:x2="3cm" svg:y2="9cm">
              <text:p/>
            </draw:line>
            <draw:line draw:style-name="gr104" draw:text-style-name="P3" draw:layer="layout" svg:x1="5cm" svg:y1="10cm" svg:x2="5cm" svg:y2="9cm">
              <text:p/>
            </draw:line>
          </draw:g>
          <draw:custom-shape draw:style-name="gr105" draw:text-style-name="P5" xml:id="id20" draw:id="id20" draw:layer="layout" svg:width="1cm" svg:height="1cm" svg:x="2cm" svg:y="7cm">
            <text:p text:style-name="P4"><text:span text:style-name="T2">R</text:span><text:span text:style-name="T3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6" draw:text-style-name="P3" draw:layer="layout" draw:type="line" svg:x1="1cm" svg:y1="9cm" svg:x2="2.146cm" svg:y2="7.854cm" draw:start-shape="id19" draw:start-glue-point="0" draw:end-shape="id20" draw:end-glue-point="7" svg:d="M1000 9000l1146-1146" svg:viewBox="0 0 1147 1147">
            <text:p/>
          </draw:connector>
          <draw:connector draw:style-name="gr107" draw:text-style-name="P3" draw:layer="layout" draw:type="line" svg:x1="4cm" svg:y1="9cm" svg:x2="2.854cm" svg:y2="7.854cm" draw:start-shape="id21" draw:start-glue-point="0" draw:end-shape="id20" draw:end-glue-point="9" svg:d="M4000 9000l-1146-1146" svg:viewBox="0 0 1147 1147">
            <text:p/>
          </draw:connector>
        </draw:g>
        <draw:connector draw:style-name="gr49" draw:text-style-name="P6" draw:layer="layout" draw:type="line" svg:x1="2.5cm" svg:y1="7.001cm" svg:x2="5.5cm" svg:y2="6.001cm" svg:d="M2500 7001l3000-1000" svg:viewBox="0 0 3001 1001">
          <text:p/>
        </draw:connector>
      </draw:page>
      <draw:page draw:name="page4" draw:style-name="dp1" draw:master-page-name="Default">
        <draw:g xml:id="id28" draw:id="id28">
          <draw:frame draw:style-name="gr108" draw:text-style-name="P2" draw:layer="layout" svg:width="2cm" svg:height="0.5cm" svg:x="9cm" svg:y="1cm">
            <draw:text-box>
              <text:p text:style-name="P1"><text:span text:style-name="T1">v5, v0</text:span></text:p>
            </draw:text-box>
          </draw:frame>
          <draw:frame draw:style-name="gr109" draw:text-style-name="P2" draw:layer="layout" svg:width="2cm" svg:height="0.5cm" svg:x="9cm" svg:y="1.5cm">
            <draw:text-box>
              <text:p text:style-name="P1"><text:span text:style-name="T1">5</text:span></text:p>
            </draw:text-box>
          </draw:frame>
          <draw:line draw:style-name="gr110" draw:text-style-name="P3" draw:layer="layout" svg:x1="9cm" svg:y1="1cm" svg:x2="11cm" svg:y2="1cm">
            <text:p/>
          </draw:line>
          <draw:line draw:style-name="gr111" draw:text-style-name="P3" draw:layer="layout" svg:x1="9cm" svg:y1="1.5cm" svg:x2="11cm" svg:y2="1.5cm">
            <text:p/>
          </draw:line>
          <draw:line draw:style-name="gr112" draw:text-style-name="P3" draw:layer="layout" svg:x1="9cm" svg:y1="2cm" svg:x2="11cm" svg:y2="2cm">
            <text:p/>
          </draw:line>
          <draw:line draw:style-name="gr113" draw:text-style-name="P3" draw:layer="layout" svg:x1="9cm" svg:y1="2cm" svg:x2="9cm" svg:y2="1cm">
            <text:p/>
          </draw:line>
          <draw:line draw:style-name="gr114" draw:text-style-name="P3" draw:layer="layout" svg:x1="11cm" svg:y1="2cm" svg:x2="11cm" svg:y2="1cm">
            <text:p/>
          </draw:line>
        </draw:g>
        <draw:g xml:id="id22" draw:id="id22">
          <draw:frame draw:style-name="gr115" draw:text-style-name="P2" draw:layer="layout" svg:width="2cm" svg:height="0.5cm" svg:x="4.5cm" svg:y="5cm">
            <draw:text-box>
              <text:p text:style-name="P1"><text:span text:style-name="T1">v7, v5</text:span></text:p>
            </draw:text-box>
          </draw:frame>
          <draw:frame draw:style-name="gr116" draw:text-style-name="P2" draw:layer="layout" svg:width="2cm" svg:height="0.5cm" svg:x="4.5cm" svg:y="5.5cm">
            <draw:text-box>
              <text:p text:style-name="P1"><text:span text:style-name="T1">4</text:span></text:p>
            </draw:text-box>
          </draw:frame>
          <draw:line draw:style-name="gr117" draw:text-style-name="P3" draw:layer="layout" svg:x1="4.5cm" svg:y1="5cm" svg:x2="6.5cm" svg:y2="5cm">
            <text:p/>
          </draw:line>
          <draw:line draw:style-name="gr118" draw:text-style-name="P3" draw:layer="layout" svg:x1="4.5cm" svg:y1="5.5cm" svg:x2="6.5cm" svg:y2="5.5cm">
            <text:p/>
          </draw:line>
          <draw:line draw:style-name="gr119" draw:text-style-name="P3" draw:layer="layout" svg:x1="4.5cm" svg:y1="6cm" svg:x2="6.5cm" svg:y2="6cm">
            <text:p/>
          </draw:line>
          <draw:line draw:style-name="gr120" draw:text-style-name="P3" draw:layer="layout" svg:x1="4.5cm" svg:y1="6cm" svg:x2="4.5cm" svg:y2="5cm">
            <text:p/>
          </draw:line>
          <draw:line draw:style-name="gr121" draw:text-style-name="P3" draw:layer="layout" svg:x1="6.5cm" svg:y1="6cm" svg:x2="6.5cm" svg:y2="5cm">
            <text:p/>
          </draw:line>
        </draw:g>
        <draw:g xml:id="id24" draw:id="id24">
          <draw:frame draw:style-name="gr122" draw:text-style-name="P2" draw:layer="layout" svg:width="2cm" svg:height="0.5cm" svg:x="7.5cm" svg:y="5cm">
            <draw:text-box>
              <text:p text:style-name="P1"><text:span text:style-name="T1">v7, v0</text:span></text:p>
            </draw:text-box>
          </draw:frame>
          <draw:frame draw:style-name="gr123" draw:text-style-name="P2" draw:layer="layout" svg:width="2cm" svg:height="0.5cm" svg:x="7.5cm" svg:y="5.5cm">
            <draw:text-box>
              <text:p text:style-name="P1"><text:span text:style-name="T1">4</text:span></text:p>
            </draw:text-box>
          </draw:frame>
          <draw:line draw:style-name="gr124" draw:text-style-name="P3" draw:layer="layout" svg:x1="7.5cm" svg:y1="5cm" svg:x2="9.5cm" svg:y2="5cm">
            <text:p/>
          </draw:line>
          <draw:line draw:style-name="gr125" draw:text-style-name="P3" draw:layer="layout" svg:x1="7.5cm" svg:y1="5.5cm" svg:x2="9.5cm" svg:y2="5.5cm">
            <text:p/>
          </draw:line>
          <draw:line draw:style-name="gr126" draw:text-style-name="P3" draw:layer="layout" svg:x1="7.5cm" svg:y1="6cm" svg:x2="9.5cm" svg:y2="6cm">
            <text:p/>
          </draw:line>
          <draw:line draw:style-name="gr127" draw:text-style-name="P3" draw:layer="layout" svg:x1="7.5cm" svg:y1="6cm" svg:x2="7.5cm" svg:y2="5cm">
            <text:p/>
          </draw:line>
          <draw:line draw:style-name="gr128" draw:text-style-name="P3" draw:layer="layout" svg:x1="9.5cm" svg:y1="6cm" svg:x2="9.5cm" svg:y2="5cm">
            <text:p/>
          </draw:line>
        </draw:g>
        <draw:custom-shape draw:style-name="gr129" draw:text-style-name="P5" xml:id="id23" draw:id="id23" draw:layer="layout" svg:width="1cm" svg:height="1cm" svg:x="6.5cm" svg:y="3cm">
          <text:p text:style-name="P4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3" draw:layer="layout" draw:type="line" svg:x1="5.5cm" svg:y1="5cm" svg:x2="6.646cm" svg:y2="3.854cm" draw:start-shape="id22" draw:start-glue-point="0" draw:end-shape="id23" draw:end-glue-point="7" svg:d="M5500 5000l1146-1146" svg:viewBox="0 0 1147 1147">
          <text:p/>
        </draw:connector>
        <draw:connector draw:style-name="gr131" draw:text-style-name="P3" draw:layer="layout" draw:type="line" svg:x1="8.5cm" svg:y1="5cm" svg:x2="7.354cm" svg:y2="3.854cm" draw:start-shape="id24" draw:start-glue-point="0" draw:end-shape="id23" draw:end-glue-point="9" svg:d="M8500 5000l-1146-1146" svg:viewBox="0 0 1147 1147">
          <text:p/>
        </draw:connector>
        <draw:custom-shape draw:style-name="gr132" draw:text-style-name="P5" xml:id="id33" draw:id="id33" draw:layer="layout" svg:width="1cm" svg:height="1cm" svg:x="5.001cm" svg:y="7.001cm">
          <text:p text:style-name="P4"><text:span text:style-name="T2">R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9" draw:id="id29">
          <draw:g xml:id="id25" draw:id="id25">
            <draw:frame draw:style-name="gr133" draw:text-style-name="P2" draw:layer="layout" svg:width="2cm" svg:height="0.5cm" svg:x="10.5cm" svg:y="5cm">
              <draw:text-box>
                <text:p text:style-name="P1"><text:span text:style-name="T1">v4, v5</text:span></text:p>
              </draw:text-box>
            </draw:frame>
            <draw:frame draw:style-name="gr134" draw:text-style-name="P2" draw:layer="layout" svg:width="2cm" svg:height="0.5cm" svg:x="10.5cm" svg:y="5.5cm">
              <draw:text-box>
                <text:p text:style-name="P1"><text:span text:style-name="T1">3</text:span></text:p>
              </draw:text-box>
            </draw:frame>
            <draw:line draw:style-name="gr135" draw:text-style-name="P3" draw:layer="layout" svg:x1="10.5cm" svg:y1="5cm" svg:x2="12.5cm" svg:y2="5cm">
              <text:p/>
            </draw:line>
            <draw:line draw:style-name="gr136" draw:text-style-name="P3" draw:layer="layout" svg:x1="10.5cm" svg:y1="5.5cm" svg:x2="12.5cm" svg:y2="5.5cm">
              <text:p/>
            </draw:line>
            <draw:line draw:style-name="gr137" draw:text-style-name="P3" draw:layer="layout" svg:x1="10.5cm" svg:y1="6cm" svg:x2="12.5cm" svg:y2="6cm">
              <text:p/>
            </draw:line>
            <draw:line draw:style-name="gr138" draw:text-style-name="P3" draw:layer="layout" svg:x1="10.5cm" svg:y1="6cm" svg:x2="10.5cm" svg:y2="5cm">
              <text:p/>
            </draw:line>
            <draw:line draw:style-name="gr139" draw:text-style-name="P3" draw:layer="layout" svg:x1="12.5cm" svg:y1="6cm" svg:x2="12.5cm" svg:y2="5cm">
              <text:p/>
            </draw:line>
          </draw:g>
          <draw:g xml:id="id27" draw:id="id27">
            <draw:frame draw:style-name="gr140" draw:text-style-name="P2" draw:layer="layout" svg:width="2cm" svg:height="0.5cm" svg:x="13.5cm" svg:y="5cm">
              <draw:text-box>
                <text:p text:style-name="P1"><text:span text:style-name="T1">v4, v0</text:span></text:p>
              </draw:text-box>
            </draw:frame>
            <draw:frame draw:style-name="gr141" draw:text-style-name="P2" draw:layer="layout" svg:width="2cm" svg:height="0.5cm" svg:x="13.5cm" svg:y="5.5cm">
              <draw:text-box>
                <text:p text:style-name="P1"><text:span text:style-name="T1">2</text:span></text:p>
              </draw:text-box>
            </draw:frame>
            <draw:line draw:style-name="gr142" draw:text-style-name="P3" draw:layer="layout" svg:x1="13.5cm" svg:y1="5cm" svg:x2="15.5cm" svg:y2="5cm">
              <text:p/>
            </draw:line>
            <draw:line draw:style-name="gr143" draw:text-style-name="P3" draw:layer="layout" svg:x1="13.5cm" svg:y1="5.5cm" svg:x2="15.5cm" svg:y2="5.5cm">
              <text:p/>
            </draw:line>
            <draw:line draw:style-name="gr144" draw:text-style-name="P3" draw:layer="layout" svg:x1="13.5cm" svg:y1="6cm" svg:x2="15.5cm" svg:y2="6cm">
              <text:p/>
            </draw:line>
            <draw:line draw:style-name="gr145" draw:text-style-name="P3" draw:layer="layout" svg:x1="13.5cm" svg:y1="6cm" svg:x2="13.5cm" svg:y2="5cm">
              <text:p/>
            </draw:line>
            <draw:line draw:style-name="gr146" draw:text-style-name="P3" draw:layer="layout" svg:x1="15.5cm" svg:y1="6cm" svg:x2="15.5cm" svg:y2="5cm">
              <text:p/>
            </draw:line>
          </draw:g>
          <draw:custom-shape draw:style-name="gr147" draw:text-style-name="P5" xml:id="id26" draw:id="id26" draw:layer="layout" svg:width="1cm" svg:height="1cm" svg:x="12.5cm" svg:y="3cm">
            <text:p text:style-name="P4"><text:span text:style-name="T2">R</text:span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8" draw:text-style-name="P3" draw:layer="layout" draw:type="line" svg:x1="11.5cm" svg:y1="5cm" svg:x2="12.646cm" svg:y2="3.854cm" draw:start-shape="id25" draw:start-glue-point="0" draw:end-shape="id26" draw:end-glue-point="7" svg:d="M11500 5000l1146-1146" svg:viewBox="0 0 1147 1147">
            <text:p/>
          </draw:connector>
          <draw:connector draw:style-name="gr149" draw:text-style-name="P3" draw:layer="layout" draw:type="line" svg:x1="14.5cm" svg:y1="5cm" svg:x2="13.354cm" svg:y2="3.854cm" draw:start-shape="id27" draw:start-glue-point="0" draw:end-shape="id26" draw:end-glue-point="9" svg:d="M14500 5000l-1146-1146" svg:viewBox="0 0 1147 1147">
            <text:p/>
          </draw:connector>
        </draw:g>
        <draw:connector draw:style-name="gr49" draw:text-style-name="P6" draw:layer="layout" draw:type="line" svg:x1="7cm" svg:y1="3cm" svg:x2="10cm" svg:y2="2cm" draw:end-shape="id28" draw:end-glue-point="2" svg:d="M7000 3000l3000-1000" svg:viewBox="0 0 3001 1001">
          <text:p/>
        </draw:connector>
        <draw:connector draw:style-name="gr49" draw:text-style-name="P6" draw:layer="layout" draw:type="line" svg:x1="13cm" svg:y1="3cm" svg:x2="10cm" svg:y2="2.001cm" draw:start-shape="id29" draw:start-glue-point="0" svg:d="M13000 3000l-3000-999" svg:viewBox="0 0 3001 1000">
          <text:p/>
        </draw:connector>
        <draw:g xml:id="id30" draw:id="id30">
          <draw:frame draw:style-name="gr150" draw:text-style-name="P2" draw:layer="layout" svg:width="2cm" svg:height="0.5cm" svg:x="0cm" svg:y="9cm">
            <draw:text-box>
              <text:p text:style-name="P1"><text:span text:style-name="T1">v6, v7</text:span></text:p>
            </draw:text-box>
          </draw:frame>
          <draw:frame draw:style-name="gr151" draw:text-style-name="P2" draw:layer="layout" svg:width="2cm" svg:height="0.5cm" svg:x="0cm" svg:y="9.5cm">
            <draw:text-box>
              <text:p text:style-name="P1"><text:span text:style-name="T1">2</text:span></text:p>
            </draw:text-box>
          </draw:frame>
          <draw:line draw:style-name="gr152" draw:text-style-name="P3" draw:layer="layout" svg:x1="0cm" svg:y1="9cm" svg:x2="2cm" svg:y2="9cm">
            <text:p/>
          </draw:line>
          <draw:line draw:style-name="gr153" draw:text-style-name="P3" draw:layer="layout" svg:x1="0cm" svg:y1="9.5cm" svg:x2="2cm" svg:y2="9.5cm">
            <text:p/>
          </draw:line>
          <draw:line draw:style-name="gr154" draw:text-style-name="P3" draw:layer="layout" svg:x1="0cm" svg:y1="10cm" svg:x2="2cm" svg:y2="10cm">
            <text:p/>
          </draw:line>
          <draw:line draw:style-name="gr155" draw:text-style-name="P3" draw:layer="layout" svg:x1="0cm" svg:y1="10cm" svg:x2="0cm" svg:y2="9cm">
            <text:p/>
          </draw:line>
          <draw:line draw:style-name="gr156" draw:text-style-name="P3" draw:layer="layout" svg:x1="2cm" svg:y1="10cm" svg:x2="2cm" svg:y2="9cm">
            <text:p/>
          </draw:line>
        </draw:g>
        <draw:g xml:id="id32" draw:id="id32">
          <draw:frame draw:style-name="gr157" draw:text-style-name="P2" draw:layer="layout" svg:width="2cm" svg:height="0.5cm" svg:x="3cm" svg:y="9cm">
            <draw:text-box>
              <text:p text:style-name="P1"><text:span text:style-name="T1">v6, v7</text:span></text:p>
            </draw:text-box>
          </draw:frame>
          <draw:frame draw:style-name="gr158" draw:text-style-name="P2" draw:layer="layout" svg:width="2cm" svg:height="0.5cm" svg:x="3cm" svg:y="9.5cm">
            <draw:text-box>
              <text:p text:style-name="P1"><text:span text:style-name="T1">5</text:span></text:p>
            </draw:text-box>
          </draw:frame>
          <draw:line draw:style-name="gr159" draw:text-style-name="P3" draw:layer="layout" svg:x1="3cm" svg:y1="9cm" svg:x2="5cm" svg:y2="9cm">
            <text:p/>
          </draw:line>
          <draw:line draw:style-name="gr160" draw:text-style-name="P3" draw:layer="layout" svg:x1="3cm" svg:y1="9.5cm" svg:x2="5cm" svg:y2="9.5cm">
            <text:p/>
          </draw:line>
          <draw:line draw:style-name="gr161" draw:text-style-name="P3" draw:layer="layout" svg:x1="3cm" svg:y1="10cm" svg:x2="5cm" svg:y2="10cm">
            <text:p/>
          </draw:line>
          <draw:line draw:style-name="gr162" draw:text-style-name="P3" draw:layer="layout" svg:x1="3cm" svg:y1="10cm" svg:x2="3cm" svg:y2="9cm">
            <text:p/>
          </draw:line>
          <draw:line draw:style-name="gr163" draw:text-style-name="P3" draw:layer="layout" svg:x1="5cm" svg:y1="10cm" svg:x2="5cm" svg:y2="9cm">
            <text:p/>
          </draw:line>
        </draw:g>
        <draw:custom-shape draw:style-name="gr164" draw:text-style-name="P5" xml:id="id31" draw:id="id31" draw:layer="layout" svg:width="1cm" svg:height="1cm" svg:x="2cm" svg:y="7cm">
          <text:p text:style-name="P4"><text:span text:style-name="T2">R</text:span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5" draw:text-style-name="P3" draw:layer="layout" draw:type="line" svg:x1="1cm" svg:y1="9cm" svg:x2="2.146cm" svg:y2="7.854cm" draw:start-shape="id30" draw:start-glue-point="0" draw:end-shape="id31" draw:end-glue-point="7" svg:d="M1000 9000l1146-1146" svg:viewBox="0 0 1147 1147">
          <text:p/>
        </draw:connector>
        <draw:connector draw:style-name="gr166" draw:text-style-name="P3" draw:layer="layout" draw:type="line" svg:x1="4cm" svg:y1="9cm" svg:x2="2.854cm" svg:y2="7.854cm" draw:start-shape="id32" draw:start-glue-point="0" draw:end-shape="id31" draw:end-glue-point="9" svg:d="M4000 9000l-1146-1146" svg:viewBox="0 0 1147 1147">
          <text:p/>
        </draw:connector>
        <draw:connector draw:style-name="gr49" draw:text-style-name="P6" draw:layer="layout" draw:type="line" svg:x1="2.5cm" svg:y1="7.001cm" svg:x2="5.5cm" svg:y2="6.001cm" svg:d="M2500 7001l3000-1000" svg:viewBox="0 0 3001 1001">
          <text:p/>
        </draw:connector>
        <draw:connector draw:style-name="gr49" draw:text-style-name="P6" draw:layer="layout" draw:type="line" svg:x1="1cm" svg:y1="9cm" svg:x2="5.001cm" svg:y2="7.501cm" draw:start-shape="id30" draw:start-glue-point="0" draw:end-shape="id33" draw:end-glue-point="6" svg:d="M1000 9000l4001-1499" svg:viewBox="0 0 4002 1500">
          <text:p/>
        </draw:connector>
        <draw:g xml:id="id34" draw:id="id34">
          <draw:frame draw:style-name="gr167" draw:text-style-name="P2" draw:layer="layout" svg:width="2cm" svg:height="0.5cm" svg:x="6cm" svg:y="9cm">
            <draw:text-box>
              <text:p text:style-name="P1"><text:span text:style-name="T1">v6, v0</text:span></text:p>
            </draw:text-box>
          </draw:frame>
          <draw:frame draw:style-name="gr168" draw:text-style-name="P2" draw:layer="layout" svg:width="2cm" svg:height="0.5cm" svg:x="6cm" svg:y="9.5cm">
            <draw:text-box>
              <text:p text:style-name="P1"><text:span text:style-name="T1">2</text:span></text:p>
            </draw:text-box>
          </draw:frame>
          <draw:line draw:style-name="gr169" draw:text-style-name="P3" draw:layer="layout" svg:x1="6cm" svg:y1="9cm" svg:x2="8cm" svg:y2="9cm">
            <text:p/>
          </draw:line>
          <draw:line draw:style-name="gr170" draw:text-style-name="P3" draw:layer="layout" svg:x1="6cm" svg:y1="9.5cm" svg:x2="8cm" svg:y2="9.5cm">
            <text:p/>
          </draw:line>
          <draw:line draw:style-name="gr171" draw:text-style-name="P3" draw:layer="layout" svg:x1="6cm" svg:y1="10cm" svg:x2="8cm" svg:y2="10cm">
            <text:p/>
          </draw:line>
          <draw:line draw:style-name="gr172" draw:text-style-name="P3" draw:layer="layout" svg:x1="6cm" svg:y1="10cm" svg:x2="6cm" svg:y2="9cm">
            <text:p/>
          </draw:line>
          <draw:line draw:style-name="gr173" draw:text-style-name="P3" draw:layer="layout" svg:x1="8cm" svg:y1="10cm" svg:x2="8cm" svg:y2="9cm">
            <text:p/>
          </draw:line>
        </draw:g>
        <draw:connector draw:style-name="gr49" draw:text-style-name="P6" draw:layer="layout" draw:type="line" svg:x1="7cm" svg:y1="9cm" svg:x2="5.855cm" svg:y2="7.855cm" draw:start-shape="id34" draw:start-glue-point="0" draw:end-shape="id33" draw:end-glue-point="9" svg:d="M7000 9000l-1145-1145" svg:viewBox="0 0 1146 1146">
          <text:p/>
        </draw:connector>
        <draw:connector draw:style-name="gr49" draw:text-style-name="P6" draw:layer="layout" draw:type="line" svg:x1="5.501cm" svg:y1="7.001cm" svg:x2="8.5cm" svg:y2="6cm" draw:start-shape="id33" draw:start-glue-point="4" draw:end-shape="id24" draw:end-glue-point="2" svg:d="M5501 7001l2999-1001" svg:viewBox="0 0 3000 1002">
          <text:p/>
        </draw:connector>
      </draw:page>
      <draw:page draw:name="page5" draw:style-name="dp1" draw:master-page-name="Default">
        <draw:g xml:id="id41" draw:id="id41">
          <draw:frame draw:style-name="gr174" draw:text-style-name="P2" draw:layer="layout" svg:width="2cm" svg:height="0.5cm" svg:x="9cm" svg:y="1cm">
            <draw:text-box>
              <text:p text:style-name="P1"><text:span text:style-name="T1">v5, v0</text:span></text:p>
            </draw:text-box>
          </draw:frame>
          <draw:frame draw:style-name="gr175" draw:text-style-name="P2" draw:layer="layout" svg:width="2cm" svg:height="0.5cm" svg:x="9cm" svg:y="1.5cm">
            <draw:text-box>
              <text:p text:style-name="P1"><text:span text:style-name="T1">5</text:span></text:p>
            </draw:text-box>
          </draw:frame>
          <draw:line draw:style-name="gr176" draw:text-style-name="P3" draw:layer="layout" svg:x1="9cm" svg:y1="1cm" svg:x2="11cm" svg:y2="1cm">
            <text:p/>
          </draw:line>
          <draw:line draw:style-name="gr177" draw:text-style-name="P3" draw:layer="layout" svg:x1="9cm" svg:y1="1.5cm" svg:x2="11cm" svg:y2="1.5cm">
            <text:p/>
          </draw:line>
          <draw:line draw:style-name="gr178" draw:text-style-name="P3" draw:layer="layout" svg:x1="9cm" svg:y1="2cm" svg:x2="11cm" svg:y2="2cm">
            <text:p/>
          </draw:line>
          <draw:line draw:style-name="gr179" draw:text-style-name="P3" draw:layer="layout" svg:x1="9cm" svg:y1="2cm" svg:x2="9cm" svg:y2="1cm">
            <text:p/>
          </draw:line>
          <draw:line draw:style-name="gr180" draw:text-style-name="P3" draw:layer="layout" svg:x1="11cm" svg:y1="2cm" svg:x2="11cm" svg:y2="1cm">
            <text:p/>
          </draw:line>
        </draw:g>
        <draw:g xml:id="id35" draw:id="id35">
          <draw:frame draw:style-name="gr181" draw:text-style-name="P2" draw:layer="layout" svg:width="2cm" svg:height="0.5cm" svg:x="4.5cm" svg:y="5cm">
            <draw:text-box>
              <text:p text:style-name="P1"><text:span text:style-name="T1">v7, v5</text:span></text:p>
            </draw:text-box>
          </draw:frame>
          <draw:frame draw:style-name="gr182" draw:text-style-name="P2" draw:layer="layout" svg:width="2cm" svg:height="0.5cm" svg:x="4.5cm" svg:y="5.5cm">
            <draw:text-box>
              <text:p text:style-name="P1"><text:span text:style-name="T1">4</text:span></text:p>
            </draw:text-box>
          </draw:frame>
          <draw:line draw:style-name="gr183" draw:text-style-name="P3" draw:layer="layout" svg:x1="4.5cm" svg:y1="5cm" svg:x2="6.5cm" svg:y2="5cm">
            <text:p/>
          </draw:line>
          <draw:line draw:style-name="gr184" draw:text-style-name="P3" draw:layer="layout" svg:x1="4.5cm" svg:y1="5.5cm" svg:x2="6.5cm" svg:y2="5.5cm">
            <text:p/>
          </draw:line>
          <draw:line draw:style-name="gr185" draw:text-style-name="P3" draw:layer="layout" svg:x1="4.5cm" svg:y1="6cm" svg:x2="6.5cm" svg:y2="6cm">
            <text:p/>
          </draw:line>
          <draw:line draw:style-name="gr186" draw:text-style-name="P3" draw:layer="layout" svg:x1="4.5cm" svg:y1="6cm" svg:x2="4.5cm" svg:y2="5cm">
            <text:p/>
          </draw:line>
          <draw:line draw:style-name="gr187" draw:text-style-name="P3" draw:layer="layout" svg:x1="6.5cm" svg:y1="6cm" svg:x2="6.5cm" svg:y2="5cm">
            <text:p/>
          </draw:line>
        </draw:g>
        <draw:g xml:id="id37" draw:id="id37">
          <draw:frame draw:style-name="gr188" draw:text-style-name="P2" draw:layer="layout" svg:width="2cm" svg:height="0.5cm" svg:x="7.5cm" svg:y="5cm">
            <draw:text-box>
              <text:p text:style-name="P1"><text:span text:style-name="T1">v7, v0</text:span></text:p>
            </draw:text-box>
          </draw:frame>
          <draw:frame draw:style-name="gr189" draw:text-style-name="P2" draw:layer="layout" svg:width="2cm" svg:height="0.5cm" svg:x="7.5cm" svg:y="5.5cm">
            <draw:text-box>
              <text:p text:style-name="P1"><text:span text:style-name="T1">4</text:span></text:p>
            </draw:text-box>
          </draw:frame>
          <draw:line draw:style-name="gr190" draw:text-style-name="P3" draw:layer="layout" svg:x1="7.5cm" svg:y1="5cm" svg:x2="9.5cm" svg:y2="5cm">
            <text:p/>
          </draw:line>
          <draw:line draw:style-name="gr191" draw:text-style-name="P3" draw:layer="layout" svg:x1="7.5cm" svg:y1="5.5cm" svg:x2="9.5cm" svg:y2="5.5cm">
            <text:p/>
          </draw:line>
          <draw:line draw:style-name="gr192" draw:text-style-name="P3" draw:layer="layout" svg:x1="7.5cm" svg:y1="6cm" svg:x2="9.5cm" svg:y2="6cm">
            <text:p/>
          </draw:line>
          <draw:line draw:style-name="gr193" draw:text-style-name="P3" draw:layer="layout" svg:x1="7.5cm" svg:y1="6cm" svg:x2="7.5cm" svg:y2="5cm">
            <text:p/>
          </draw:line>
          <draw:line draw:style-name="gr194" draw:text-style-name="P3" draw:layer="layout" svg:x1="9.5cm" svg:y1="6cm" svg:x2="9.5cm" svg:y2="5cm">
            <text:p/>
          </draw:line>
        </draw:g>
        <draw:custom-shape draw:style-name="gr195" draw:text-style-name="P5" xml:id="id36" draw:id="id36" draw:layer="layout" svg:width="1cm" svg:height="1cm" svg:x="6.5cm" svg:y="3cm">
          <text:p text:style-name="P4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3" draw:layer="layout" draw:type="line" svg:x1="5.5cm" svg:y1="5cm" svg:x2="6.646cm" svg:y2="3.854cm" draw:start-shape="id35" draw:start-glue-point="0" draw:end-shape="id36" draw:end-glue-point="7" svg:d="M5500 5000l1146-1146" svg:viewBox="0 0 1147 1147">
          <text:p/>
        </draw:connector>
        <draw:connector draw:style-name="gr197" draw:text-style-name="P3" draw:layer="layout" draw:type="line" svg:x1="8.5cm" svg:y1="5cm" svg:x2="7.354cm" svg:y2="3.854cm" draw:start-shape="id37" draw:start-glue-point="0" draw:end-shape="id36" draw:end-glue-point="9" svg:d="M8500 5000l-1146-1146" svg:viewBox="0 0 1147 1147">
          <text:p/>
        </draw:connector>
        <draw:custom-shape draw:style-name="gr198" draw:text-style-name="P5" xml:id="id45" draw:id="id45" draw:layer="layout" svg:width="1cm" svg:height="1cm" svg:x="5.001cm" svg:y="7.001cm">
          <text:p text:style-name="P4"><text:span text:style-name="T2">R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8" draw:id="id38">
          <draw:frame draw:style-name="gr199" draw:text-style-name="P2" draw:layer="layout" svg:width="2cm" svg:height="0.5cm" svg:x="10.5cm" svg:y="5cm">
            <draw:text-box>
              <text:p text:style-name="P1"><text:span text:style-name="T1">v4, v5</text:span></text:p>
            </draw:text-box>
          </draw:frame>
          <draw:frame draw:style-name="gr200" draw:text-style-name="P2" draw:layer="layout" svg:width="2cm" svg:height="0.5cm" svg:x="10.5cm" svg:y="5.5cm">
            <draw:text-box>
              <text:p text:style-name="P1"><text:span text:style-name="T1">3</text:span></text:p>
            </draw:text-box>
          </draw:frame>
          <draw:line draw:style-name="gr201" draw:text-style-name="P3" draw:layer="layout" svg:x1="10.5cm" svg:y1="5cm" svg:x2="12.5cm" svg:y2="5cm">
            <text:p/>
          </draw:line>
          <draw:line draw:style-name="gr202" draw:text-style-name="P3" draw:layer="layout" svg:x1="10.5cm" svg:y1="5.5cm" svg:x2="12.5cm" svg:y2="5.5cm">
            <text:p/>
          </draw:line>
          <draw:line draw:style-name="gr203" draw:text-style-name="P3" draw:layer="layout" svg:x1="10.5cm" svg:y1="6cm" svg:x2="12.5cm" svg:y2="6cm">
            <text:p/>
          </draw:line>
          <draw:line draw:style-name="gr204" draw:text-style-name="P3" draw:layer="layout" svg:x1="10.5cm" svg:y1="6cm" svg:x2="10.5cm" svg:y2="5cm">
            <text:p/>
          </draw:line>
          <draw:line draw:style-name="gr205" draw:text-style-name="P3" draw:layer="layout" svg:x1="12.5cm" svg:y1="6cm" svg:x2="12.5cm" svg:y2="5cm">
            <text:p/>
          </draw:line>
        </draw:g>
        <draw:g xml:id="id40" draw:id="id40">
          <draw:frame draw:style-name="gr206" draw:text-style-name="P2" draw:layer="layout" svg:width="2cm" svg:height="0.5cm" svg:x="13.5cm" svg:y="5cm">
            <draw:text-box>
              <text:p text:style-name="P1"><text:span text:style-name="T1">v4, v0</text:span></text:p>
            </draw:text-box>
          </draw:frame>
          <draw:frame draw:style-name="gr207" draw:text-style-name="P2" draw:layer="layout" svg:width="2cm" svg:height="0.5cm" svg:x="13.5cm" svg:y="5.5cm">
            <draw:text-box>
              <text:p text:style-name="P1"><text:span text:style-name="T1">2</text:span></text:p>
            </draw:text-box>
          </draw:frame>
          <draw:line draw:style-name="gr208" draw:text-style-name="P3" draw:layer="layout" svg:x1="13.5cm" svg:y1="5cm" svg:x2="15.5cm" svg:y2="5cm">
            <text:p/>
          </draw:line>
          <draw:line draw:style-name="gr209" draw:text-style-name="P3" draw:layer="layout" svg:x1="13.5cm" svg:y1="5.5cm" svg:x2="15.5cm" svg:y2="5.5cm">
            <text:p/>
          </draw:line>
          <draw:line draw:style-name="gr210" draw:text-style-name="P3" draw:layer="layout" svg:x1="13.5cm" svg:y1="6cm" svg:x2="15.5cm" svg:y2="6cm">
            <text:p/>
          </draw:line>
          <draw:line draw:style-name="gr211" draw:text-style-name="P3" draw:layer="layout" svg:x1="13.5cm" svg:y1="6cm" svg:x2="13.5cm" svg:y2="5cm">
            <text:p/>
          </draw:line>
          <draw:line draw:style-name="gr212" draw:text-style-name="P3" draw:layer="layout" svg:x1="15.5cm" svg:y1="6cm" svg:x2="15.5cm" svg:y2="5cm">
            <text:p/>
          </draw:line>
        </draw:g>
        <draw:custom-shape draw:style-name="gr213" draw:text-style-name="P5" xml:id="id39" draw:id="id39" draw:layer="layout" svg:width="1cm" svg:height="1cm" svg:x="12.5cm" svg:y="3cm">
          <text:p text:style-name="P4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4" draw:text-style-name="P3" draw:layer="layout" draw:type="line" svg:x1="11.5cm" svg:y1="5cm" svg:x2="12.646cm" svg:y2="3.854cm" draw:start-shape="id38" draw:start-glue-point="0" draw:end-shape="id39" draw:end-glue-point="7" svg:d="M11500 5000l1146-1146" svg:viewBox="0 0 1147 1147">
          <text:p/>
        </draw:connector>
        <draw:connector draw:style-name="gr215" draw:text-style-name="P3" draw:layer="layout" draw:type="line" svg:x1="14.5cm" svg:y1="5cm" svg:x2="13.354cm" svg:y2="3.854cm" draw:start-shape="id40" draw:start-glue-point="0" draw:end-shape="id39" draw:end-glue-point="9" svg:d="M14500 5000l-1146-1146" svg:viewBox="0 0 1147 1147">
          <text:p/>
        </draw:connector>
        <draw:connector draw:style-name="gr49" draw:text-style-name="P6" draw:layer="layout" draw:type="line" svg:x1="7cm" svg:y1="3cm" svg:x2="10cm" svg:y2="2cm" draw:end-shape="id41" draw:end-glue-point="2" svg:d="M7000 3000l3000-1000" svg:viewBox="0 0 3001 1001">
          <text:p/>
        </draw:connector>
        <draw:connector draw:style-name="gr49" draw:text-style-name="P6" draw:layer="layout" draw:type="line" svg:x1="13cm" svg:y1="3cm" svg:x2="10cm" svg:y2="2.001cm" svg:d="M13000 3000l-3000-999" svg:viewBox="0 0 3001 1000">
          <text:p/>
        </draw:connector>
        <draw:g xml:id="id42" draw:id="id42">
          <draw:frame draw:style-name="gr216" draw:text-style-name="P2" draw:layer="layout" svg:width="2cm" svg:height="0.5cm" svg:x="0cm" svg:y="9cm">
            <draw:text-box>
              <text:p text:style-name="P1"><text:span text:style-name="T1">v6, v7</text:span></text:p>
            </draw:text-box>
          </draw:frame>
          <draw:frame draw:style-name="gr217" draw:text-style-name="P2" draw:layer="layout" svg:width="2cm" svg:height="0.5cm" svg:x="0cm" svg:y="9.5cm">
            <draw:text-box>
              <text:p text:style-name="P1"><text:span text:style-name="T1">2</text:span></text:p>
            </draw:text-box>
          </draw:frame>
          <draw:line draw:style-name="gr218" draw:text-style-name="P3" draw:layer="layout" svg:x1="0cm" svg:y1="9cm" svg:x2="2cm" svg:y2="9cm">
            <text:p/>
          </draw:line>
          <draw:line draw:style-name="gr219" draw:text-style-name="P3" draw:layer="layout" svg:x1="0cm" svg:y1="9.5cm" svg:x2="2cm" svg:y2="9.5cm">
            <text:p/>
          </draw:line>
          <draw:line draw:style-name="gr220" draw:text-style-name="P3" draw:layer="layout" svg:x1="0cm" svg:y1="10cm" svg:x2="2cm" svg:y2="10cm">
            <text:p/>
          </draw:line>
          <draw:line draw:style-name="gr221" draw:text-style-name="P3" draw:layer="layout" svg:x1="0cm" svg:y1="10cm" svg:x2="0cm" svg:y2="9cm">
            <text:p/>
          </draw:line>
          <draw:line draw:style-name="gr222" draw:text-style-name="P3" draw:layer="layout" svg:x1="2cm" svg:y1="10cm" svg:x2="2cm" svg:y2="9cm">
            <text:p/>
          </draw:line>
        </draw:g>
        <draw:g xml:id="id44" draw:id="id44">
          <draw:frame draw:style-name="gr223" draw:text-style-name="P2" draw:layer="layout" svg:width="2cm" svg:height="0.5cm" svg:x="3cm" svg:y="9cm">
            <draw:text-box>
              <text:p text:style-name="P1"><text:span text:style-name="T1">v6, v7</text:span></text:p>
            </draw:text-box>
          </draw:frame>
          <draw:frame draw:style-name="gr224" draw:text-style-name="P2" draw:layer="layout" svg:width="2cm" svg:height="0.5cm" svg:x="3cm" svg:y="9.5cm">
            <draw:text-box>
              <text:p text:style-name="P1"><text:span text:style-name="T1">5</text:span></text:p>
            </draw:text-box>
          </draw:frame>
          <draw:line draw:style-name="gr225" draw:text-style-name="P3" draw:layer="layout" svg:x1="3cm" svg:y1="9cm" svg:x2="5cm" svg:y2="9cm">
            <text:p/>
          </draw:line>
          <draw:line draw:style-name="gr226" draw:text-style-name="P3" draw:layer="layout" svg:x1="3cm" svg:y1="9.5cm" svg:x2="5cm" svg:y2="9.5cm">
            <text:p/>
          </draw:line>
          <draw:line draw:style-name="gr227" draw:text-style-name="P3" draw:layer="layout" svg:x1="3cm" svg:y1="10cm" svg:x2="5cm" svg:y2="10cm">
            <text:p/>
          </draw:line>
          <draw:line draw:style-name="gr228" draw:text-style-name="P3" draw:layer="layout" svg:x1="3cm" svg:y1="10cm" svg:x2="3cm" svg:y2="9cm">
            <text:p/>
          </draw:line>
          <draw:line draw:style-name="gr229" draw:text-style-name="P3" draw:layer="layout" svg:x1="5cm" svg:y1="10cm" svg:x2="5cm" svg:y2="9cm">
            <text:p/>
          </draw:line>
        </draw:g>
        <draw:custom-shape draw:style-name="gr230" draw:text-style-name="P5" xml:id="id43" draw:id="id43" draw:layer="layout" svg:width="1cm" svg:height="1cm" svg:x="2cm" svg:y="7cm">
          <text:p text:style-name="P4"><text:span text:style-name="T2">R</text:span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1" draw:text-style-name="P3" draw:layer="layout" draw:type="line" svg:x1="1cm" svg:y1="9cm" svg:x2="2.146cm" svg:y2="7.854cm" draw:start-shape="id42" draw:start-glue-point="0" draw:end-shape="id43" draw:end-glue-point="7" svg:d="M1000 9000l1146-1146" svg:viewBox="0 0 1147 1147">
          <text:p/>
        </draw:connector>
        <draw:connector draw:style-name="gr232" draw:text-style-name="P3" draw:layer="layout" draw:type="line" svg:x1="4cm" svg:y1="9cm" svg:x2="2.854cm" svg:y2="7.854cm" draw:start-shape="id44" draw:start-glue-point="0" draw:end-shape="id43" draw:end-glue-point="9" svg:d="M4000 9000l-1146-1146" svg:viewBox="0 0 1147 1147">
          <text:p/>
        </draw:connector>
        <draw:connector draw:style-name="gr49" draw:text-style-name="P6" draw:layer="layout" draw:type="line" svg:x1="2.5cm" svg:y1="7.001cm" svg:x2="5.5cm" svg:y2="6.001cm" svg:d="M2500 7001l3000-1000" svg:viewBox="0 0 3001 1001">
          <text:p/>
        </draw:connector>
        <draw:connector draw:style-name="gr49" draw:text-style-name="P6" draw:layer="layout" draw:type="line" svg:x1="1cm" svg:y1="9cm" svg:x2="5.001cm" svg:y2="7.501cm" draw:start-shape="id42" draw:start-glue-point="0" draw:end-shape="id45" draw:end-glue-point="6" svg:d="M1000 9000l4001-1499" svg:viewBox="0 0 4002 1500">
          <text:p/>
        </draw:connector>
        <draw:g xml:id="id46" draw:id="id46">
          <draw:frame draw:style-name="gr233" draw:text-style-name="P2" draw:layer="layout" svg:width="2cm" svg:height="0.5cm" svg:x="6cm" svg:y="9cm">
            <draw:text-box>
              <text:p text:style-name="P1"><text:span text:style-name="T1">v6, v0</text:span></text:p>
            </draw:text-box>
          </draw:frame>
          <draw:frame draw:style-name="gr234" draw:text-style-name="P2" draw:layer="layout" svg:width="2cm" svg:height="0.5cm" svg:x="6cm" svg:y="9.5cm">
            <draw:text-box>
              <text:p text:style-name="P1"><text:span text:style-name="T1">2</text:span></text:p>
            </draw:text-box>
          </draw:frame>
          <draw:line draw:style-name="gr235" draw:text-style-name="P3" draw:layer="layout" svg:x1="6cm" svg:y1="9cm" svg:x2="8cm" svg:y2="9cm">
            <text:p/>
          </draw:line>
          <draw:line draw:style-name="gr236" draw:text-style-name="P3" draw:layer="layout" svg:x1="6cm" svg:y1="9.5cm" svg:x2="8cm" svg:y2="9.5cm">
            <text:p/>
          </draw:line>
          <draw:line draw:style-name="gr237" draw:text-style-name="P3" draw:layer="layout" svg:x1="6cm" svg:y1="10cm" svg:x2="8cm" svg:y2="10cm">
            <text:p/>
          </draw:line>
          <draw:line draw:style-name="gr238" draw:text-style-name="P3" draw:layer="layout" svg:x1="6cm" svg:y1="10cm" svg:x2="6cm" svg:y2="9cm">
            <text:p/>
          </draw:line>
          <draw:line draw:style-name="gr239" draw:text-style-name="P3" draw:layer="layout" svg:x1="8cm" svg:y1="10cm" svg:x2="8cm" svg:y2="9cm">
            <text:p/>
          </draw:line>
        </draw:g>
        <draw:connector draw:style-name="gr49" draw:text-style-name="P6" draw:layer="layout" draw:type="line" svg:x1="7cm" svg:y1="9cm" svg:x2="5.855cm" svg:y2="7.855cm" draw:start-shape="id46" draw:start-glue-point="0" draw:end-shape="id45" draw:end-glue-point="9" svg:d="M7000 9000l-1145-1145" svg:viewBox="0 0 1146 1146">
          <text:p/>
        </draw:connector>
        <draw:connector draw:style-name="gr49" draw:text-style-name="P6" draw:layer="layout" draw:type="line" svg:x1="5.501cm" svg:y1="7.001cm" svg:x2="8.5cm" svg:y2="6cm" draw:start-shape="id45" draw:start-glue-point="4" draw:end-shape="id37" draw:end-glue-point="2" svg:d="M5501 7001l2999-1001" svg:viewBox="0 0 3000 1002">
          <text:p/>
        </draw:connector>
        <draw:frame draw:style-name="gr240" draw:text-style-name="P2" draw:layer="layout" svg:width="2cm" svg:height="0.5cm" svg:x="9cm" svg:y="9cm">
          <draw:text-box>
            <text:p text:style-name="P1"><text:span text:style-name="T1">v3, v4</text:span></text:p>
          </draw:text-box>
        </draw:frame>
        <draw:frame draw:style-name="gr241" draw:text-style-name="P2" draw:layer="layout" svg:width="2cm" svg:height="0.5cm" svg:x="9cm" svg:y="9.5cm">
          <draw:text-box>
            <text:p text:style-name="P1"><text:span text:style-name="T1">2</text:span></text:p>
          </draw:text-box>
        </draw:frame>
        <draw:line draw:style-name="gr242" draw:text-style-name="P3" draw:layer="layout" svg:x1="9cm" svg:y1="9cm" svg:x2="11cm" svg:y2="9cm">
          <text:p/>
        </draw:line>
        <draw:line draw:style-name="gr243" draw:text-style-name="P3" draw:layer="layout" svg:x1="9cm" svg:y1="9.5cm" svg:x2="11cm" svg:y2="9.5cm">
          <text:p/>
        </draw:line>
        <draw:line draw:style-name="gr244" draw:text-style-name="P3" draw:layer="layout" svg:x1="9cm" svg:y1="10cm" svg:x2="11cm" svg:y2="10cm">
          <text:p/>
        </draw:line>
        <draw:line draw:style-name="gr245" draw:text-style-name="P3" draw:layer="layout" svg:x1="9cm" svg:y1="10cm" svg:x2="9cm" svg:y2="9cm">
          <text:p/>
        </draw:line>
        <draw:line draw:style-name="gr246" draw:text-style-name="P3" draw:layer="layout" svg:x1="11cm" svg:y1="10cm" svg:x2="11cm" svg:y2="9cm">
          <text:p/>
        </draw:line>
        <draw:frame draw:style-name="gr247" draw:text-style-name="P2" draw:layer="layout" svg:width="2cm" svg:height="0.5cm" svg:x="12cm" svg:y="9cm">
          <draw:text-box>
            <text:p text:style-name="P1"><text:span text:style-name="T1">v3, v5</text:span></text:p>
          </draw:text-box>
        </draw:frame>
        <draw:frame draw:style-name="gr248" draw:text-style-name="P2" draw:layer="layout" svg:width="2cm" svg:height="0.5cm" svg:x="12cm" svg:y="9.5cm">
          <draw:text-box>
            <text:p text:style-name="P1"><text:span text:style-name="T1">1</text:span></text:p>
          </draw:text-box>
        </draw:frame>
        <draw:line draw:style-name="gr249" draw:text-style-name="P3" draw:layer="layout" svg:x1="12cm" svg:y1="9cm" svg:x2="14cm" svg:y2="9cm">
          <text:p/>
        </draw:line>
        <draw:line draw:style-name="gr250" draw:text-style-name="P3" draw:layer="layout" svg:x1="12cm" svg:y1="9.5cm" svg:x2="14cm" svg:y2="9.5cm">
          <text:p/>
        </draw:line>
        <draw:line draw:style-name="gr251" draw:text-style-name="P3" draw:layer="layout" svg:x1="12cm" svg:y1="10cm" svg:x2="14cm" svg:y2="10cm">
          <text:p/>
        </draw:line>
        <draw:line draw:style-name="gr252" draw:text-style-name="P3" draw:layer="layout" svg:x1="12cm" svg:y1="10cm" svg:x2="12cm" svg:y2="9cm">
          <text:p/>
        </draw:line>
        <draw:line draw:style-name="gr253" draw:text-style-name="P3" draw:layer="layout" svg:x1="14cm" svg:y1="10cm" svg:x2="14cm" svg:y2="9cm">
          <text:p/>
        </draw:line>
        <draw:custom-shape draw:style-name="gr254" draw:text-style-name="P5" xml:id="id47" draw:id="id47" draw:layer="layout" svg:width="1cm" svg:height="1cm" svg:x="11cm" svg:y="7cm">
          <text:p text:style-name="P4"><text:span text:style-name="T2">R</text:span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5" draw:text-style-name="P3" draw:layer="layout" draw:type="line" svg:x1="10cm" svg:y1="9cm" svg:x2="11.146cm" svg:y2="7.854cm" draw:end-shape="id47" draw:end-glue-point="7" svg:d="M10000 9000l1146-1146" svg:viewBox="0 0 1147 1147">
          <text:p/>
        </draw:connector>
        <draw:connector draw:style-name="gr256" draw:text-style-name="P3" draw:layer="layout" draw:type="line" svg:x1="13cm" svg:y1="9cm" svg:x2="11.854cm" svg:y2="7.854cm" draw:end-shape="id47" draw:end-glue-point="9" svg:d="M13000 9000l-1146-1146" svg:viewBox="0 0 1147 1147">
          <text:p/>
        </draw:connector>
        <draw:connector draw:style-name="gr49" draw:text-style-name="P6" draw:layer="layout" draw:type="line" svg:x1="11.5cm" svg:y1="7cm" svg:x2="11.5cm" svg:y2="6cm" draw:start-shape="id47" draw:start-glue-point="4" draw:end-shape="id38" draw:end-glue-point="2" svg:d="M11500 7000v-1000" svg:viewBox="0 0 1 1001">
          <text:p/>
        </draw:connector>
      </draw:page>
      <draw:page draw:name="page6" draw:style-name="dp1" draw:master-page-name="Default">
        <draw:frame draw:style-name="gr257" draw:text-style-name="P2" draw:layer="layout" svg:width="2cm" svg:height="0.5cm" svg:x="19cm" svg:y="1cm">
          <draw:text-box>
            <text:p text:style-name="P1"><text:span text:style-name="T1">v5, </text:span><text:span text:style-name="T1">v0</text:span></text:p>
          </draw:text-box>
        </draw:frame>
        <draw:frame draw:style-name="gr258" draw:text-style-name="P2" draw:layer="layout" svg:width="2cm" svg:height="0.5cm" svg:x="19cm" svg:y="1.5cm">
          <draw:text-box>
            <text:p text:style-name="P1"><text:span text:style-name="T1">5</text:span></text:p>
          </draw:text-box>
        </draw:frame>
        <draw:line draw:style-name="gr259" draw:text-style-name="P3" draw:layer="layout" svg:x1="19cm" svg:y1="1cm" svg:x2="21cm" svg:y2="1cm">
          <text:p/>
        </draw:line>
        <draw:line draw:style-name="gr260" draw:text-style-name="P3" draw:layer="layout" svg:x1="19cm" svg:y1="1.5cm" svg:x2="21cm" svg:y2="1.5cm">
          <text:p/>
        </draw:line>
        <draw:line draw:style-name="gr261" draw:text-style-name="P3" xml:id="id48" draw:id="id48" draw:layer="layout" svg:x1="19cm" svg:y1="2cm" svg:x2="21cm" svg:y2="2cm">
          <text:p/>
        </draw:line>
        <draw:line draw:style-name="gr262" draw:text-style-name="P3" draw:layer="layout" svg:x1="19cm" svg:y1="2cm" svg:x2="19cm" svg:y2="1cm">
          <text:p/>
        </draw:line>
        <draw:line draw:style-name="gr263" draw:text-style-name="P3" draw:layer="layout" svg:x1="21cm" svg:y1="2cm" svg:x2="21cm" svg:y2="1cm">
          <text:p/>
        </draw:line>
        <draw:connector draw:style-name="gr49" draw:text-style-name="P6" draw:layer="layout" draw:type="line" svg:x1="18.596cm" svg:y1="7.011cm" svg:x2="20cm" svg:y2="2cm" draw:end-shape="id48" draw:end-glue-point="0" svg:d="M18596 7011l1404-5011" svg:viewBox="0 0 1405 5012">
          <text:p/>
        </draw:connector>
        <draw:frame draw:style-name="gr264" draw:text-style-name="P2" draw:layer="layout" svg:width="2cm" svg:height="0.5cm" svg:x="13.5cm" svg:y="5cm">
          <draw:text-box>
            <text:p text:style-name="P1"><text:span text:style-name="T1">v7, v5</text:span></text:p>
          </draw:text-box>
        </draw:frame>
        <draw:frame draw:style-name="gr265" draw:text-style-name="P2" draw:layer="layout" svg:width="2cm" svg:height="0.5cm" svg:x="13.5cm" svg:y="5.5cm">
          <draw:text-box>
            <text:p text:style-name="P1"><text:span text:style-name="T1">4</text:span></text:p>
          </draw:text-box>
        </draw:frame>
        <draw:line draw:style-name="gr266" draw:text-style-name="P3" draw:layer="layout" svg:x1="13.5cm" svg:y1="5cm" svg:x2="15.5cm" svg:y2="5cm">
          <text:p/>
        </draw:line>
        <draw:line draw:style-name="gr267" draw:text-style-name="P3" draw:layer="layout" svg:x1="13.5cm" svg:y1="5.5cm" svg:x2="15.5cm" svg:y2="5.5cm">
          <text:p/>
        </draw:line>
        <draw:line draw:style-name="gr268" draw:text-style-name="P3" draw:layer="layout" svg:x1="13.5cm" svg:y1="6cm" svg:x2="15.5cm" svg:y2="6cm">
          <text:p/>
        </draw:line>
        <draw:line draw:style-name="gr269" draw:text-style-name="P3" draw:layer="layout" svg:x1="13.5cm" svg:y1="6cm" svg:x2="13.5cm" svg:y2="5cm">
          <text:p/>
        </draw:line>
        <draw:line draw:style-name="gr270" draw:text-style-name="P3" draw:layer="layout" svg:x1="15.5cm" svg:y1="6cm" svg:x2="15.5cm" svg:y2="5cm">
          <text:p/>
        </draw:line>
        <draw:frame draw:style-name="gr271" draw:text-style-name="P2" draw:layer="layout" svg:width="2cm" svg:height="0.5cm" svg:x="16.5cm" svg:y="5cm">
          <draw:text-box>
            <text:p text:style-name="P1"><text:span text:style-name="T1">v7, v0</text:span></text:p>
          </draw:text-box>
        </draw:frame>
        <draw:frame draw:style-name="gr272" draw:text-style-name="P2" draw:layer="layout" svg:width="2cm" svg:height="0.5cm" svg:x="16.5cm" svg:y="5.5cm">
          <draw:text-box>
            <text:p text:style-name="P1"><text:span text:style-name="T1">4</text:span></text:p>
          </draw:text-box>
        </draw:frame>
        <draw:line draw:style-name="gr273" draw:text-style-name="P3" draw:layer="layout" svg:x1="16.5cm" svg:y1="5cm" svg:x2="18.5cm" svg:y2="5cm">
          <text:p/>
        </draw:line>
        <draw:line draw:style-name="gr274" draw:text-style-name="P3" draw:layer="layout" svg:x1="16.5cm" svg:y1="5.5cm" svg:x2="18.5cm" svg:y2="5.5cm">
          <text:p/>
        </draw:line>
        <draw:line draw:style-name="gr275" draw:text-style-name="P3" draw:layer="layout" svg:x1="16.5cm" svg:y1="6cm" svg:x2="18.5cm" svg:y2="6cm">
          <text:p/>
        </draw:line>
        <draw:line draw:style-name="gr276" draw:text-style-name="P3" draw:layer="layout" svg:x1="16.5cm" svg:y1="6cm" svg:x2="16.5cm" svg:y2="5cm">
          <text:p/>
        </draw:line>
        <draw:line draw:style-name="gr277" draw:text-style-name="P3" draw:layer="layout" svg:x1="18.5cm" svg:y1="6cm" svg:x2="18.5cm" svg:y2="5cm">
          <text:p/>
        </draw:line>
        <draw:custom-shape draw:style-name="gr278" draw:text-style-name="P5" xml:id="id49" draw:id="id49" draw:layer="layout" svg:width="1cm" svg:height="1cm" svg:x="15.5cm" svg:y="3cm">
          <text:p text:style-name="P4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9" draw:text-style-name="P3" draw:layer="layout" draw:type="line" svg:x1="14.5cm" svg:y1="5cm" svg:x2="15.646cm" svg:y2="3.854cm" draw:end-shape="id49" draw:end-glue-point="7" svg:d="M14500 5000l1146-1146" svg:viewBox="0 0 1147 1147">
          <text:p/>
        </draw:connector>
        <draw:connector draw:style-name="gr280" draw:text-style-name="P3" draw:layer="layout" draw:type="line" svg:x1="17.5cm" svg:y1="5cm" svg:x2="16.354cm" svg:y2="3.854cm" draw:end-shape="id49" draw:end-glue-point="9" svg:d="M17500 5000l-1146-1146" svg:viewBox="0 0 1147 1147">
          <text:p/>
        </draw:connector>
        <draw:custom-shape draw:style-name="gr281" draw:text-style-name="P5" xml:id="id52" draw:id="id52" draw:layer="layout" svg:width="1cm" svg:height="1cm" svg:x="15.001cm" svg:y="7.001cm">
          <text:p text:style-name="P4"><text:span text:style-name="T2">R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2" draw:text-style-name="P2" draw:layer="layout" svg:width="2cm" svg:height="0.5cm" svg:x="21.5cm" svg:y="5cm">
          <draw:text-box>
            <text:p text:style-name="P1"><text:span text:style-name="T1">v4, v5</text:span></text:p>
          </draw:text-box>
        </draw:frame>
        <draw:frame draw:style-name="gr283" draw:text-style-name="P2" draw:layer="layout" svg:width="2cm" svg:height="0.5cm" svg:x="21.5cm" svg:y="5.5cm">
          <draw:text-box>
            <text:p text:style-name="P1"><text:span text:style-name="T1">3</text:span></text:p>
          </draw:text-box>
        </draw:frame>
        <draw:line draw:style-name="gr284" draw:text-style-name="P3" draw:layer="layout" svg:x1="21.5cm" svg:y1="5cm" svg:x2="23.5cm" svg:y2="5cm">
          <text:p/>
        </draw:line>
        <draw:line draw:style-name="gr285" draw:text-style-name="P3" draw:layer="layout" svg:x1="21.5cm" svg:y1="5.5cm" svg:x2="23.5cm" svg:y2="5.5cm">
          <text:p/>
        </draw:line>
        <draw:line draw:style-name="gr286" draw:text-style-name="P3" draw:layer="layout" svg:x1="21.5cm" svg:y1="6cm" svg:x2="23.5cm" svg:y2="6cm">
          <text:p/>
        </draw:line>
        <draw:line draw:style-name="gr287" draw:text-style-name="P3" xml:id="id75" draw:id="id75" draw:layer="layout" svg:x1="21.5cm" svg:y1="6cm" svg:x2="21.5cm" svg:y2="5cm">
          <text:p/>
        </draw:line>
        <draw:line draw:style-name="gr288" draw:text-style-name="P3" draw:layer="layout" svg:x1="23.5cm" svg:y1="6cm" svg:x2="23.5cm" svg:y2="5cm">
          <text:p/>
        </draw:line>
        <draw:frame draw:style-name="gr289" draw:text-style-name="P2" draw:layer="layout" svg:width="2cm" svg:height="0.5cm" svg:x="24.5cm" svg:y="5cm">
          <draw:text-box>
            <text:p text:style-name="P1"><text:span text:style-name="T1">v4, v0</text:span></text:p>
          </draw:text-box>
        </draw:frame>
        <draw:frame draw:style-name="gr290" draw:text-style-name="P2" draw:layer="layout" svg:width="2cm" svg:height="0.5cm" svg:x="24.5cm" svg:y="5.5cm">
          <draw:text-box>
            <text:p text:style-name="P1"><text:span text:style-name="T1">2</text:span></text:p>
          </draw:text-box>
        </draw:frame>
        <draw:line draw:style-name="gr291" draw:text-style-name="P3" draw:layer="layout" svg:x1="24.5cm" svg:y1="5cm" svg:x2="26.5cm" svg:y2="5cm">
          <text:p/>
        </draw:line>
        <draw:line draw:style-name="gr292" draw:text-style-name="P3" draw:layer="layout" svg:x1="24.5cm" svg:y1="5.5cm" svg:x2="26.5cm" svg:y2="5.5cm">
          <text:p/>
        </draw:line>
        <draw:line draw:style-name="gr293" draw:text-style-name="P3" draw:layer="layout" svg:x1="24.5cm" svg:y1="6cm" svg:x2="26.5cm" svg:y2="6cm">
          <text:p/>
        </draw:line>
        <draw:line draw:style-name="gr294" draw:text-style-name="P3" draw:layer="layout" svg:x1="24.5cm" svg:y1="6cm" svg:x2="24.5cm" svg:y2="5cm">
          <text:p/>
        </draw:line>
        <draw:line draw:style-name="gr295" draw:text-style-name="P3" xml:id="id86" draw:id="id86" draw:layer="layout" svg:x1="26.5cm" svg:y1="6cm" svg:x2="26.5cm" svg:y2="5cm">
          <text:p/>
        </draw:line>
        <draw:custom-shape draw:style-name="gr296" draw:text-style-name="P5" xml:id="id50" draw:id="id50" draw:layer="layout" svg:width="1cm" svg:height="1cm" svg:x="23.5cm" svg:y="3cm">
          <text:p text:style-name="P4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7" draw:text-style-name="P3" draw:layer="layout" draw:type="line" svg:x1="22.5cm" svg:y1="5cm" svg:x2="23.646cm" svg:y2="3.854cm" draw:end-shape="id50" draw:end-glue-point="7" svg:d="M22500 5000l1146-1146" svg:viewBox="0 0 1147 1147">
          <text:p/>
        </draw:connector>
        <draw:connector draw:style-name="gr298" draw:text-style-name="P3" draw:layer="layout" draw:type="line" svg:x1="25.5cm" svg:y1="5cm" svg:x2="24.354cm" svg:y2="3.854cm" draw:end-shape="id50" draw:end-glue-point="9" svg:d="M25500 5000l-1146-1146" svg:viewBox="0 0 1147 1147">
          <text:p/>
        </draw:connector>
        <draw:connector draw:style-name="gr49" draw:text-style-name="P6" draw:layer="layout" draw:type="line" svg:x1="16cm" svg:y1="3cm" svg:x2="19cm" svg:y2="2cm" svg:d="M16000 3000l3000-1000" svg:viewBox="0 0 3001 1001">
          <text:p/>
        </draw:connector>
        <draw:connector draw:style-name="gr49" draw:text-style-name="P6" draw:layer="layout" draw:type="line" svg:x1="24cm" svg:y1="3cm" svg:x2="21cm" svg:y2="2.001cm" svg:d="M24000 3000l-3000-999" svg:viewBox="0 0 3001 1000">
          <text:p/>
        </draw:connector>
        <draw:frame draw:style-name="gr299" draw:text-style-name="P2" draw:layer="layout" svg:width="2cm" svg:height="0.5cm" svg:x="10cm" svg:y="9cm">
          <draw:text-box>
            <text:p text:style-name="P1"><text:span text:style-name="T1">v6, v7</text:span></text:p>
          </draw:text-box>
        </draw:frame>
        <draw:frame draw:style-name="gr300" draw:text-style-name="P2" draw:layer="layout" svg:width="2cm" svg:height="0.5cm" svg:x="10cm" svg:y="9.5cm">
          <draw:text-box>
            <text:p text:style-name="P1"><text:span text:style-name="T1">2</text:span></text:p>
          </draw:text-box>
        </draw:frame>
        <draw:line draw:style-name="gr301" draw:text-style-name="P3" draw:layer="layout" svg:x1="10cm" svg:y1="9cm" svg:x2="12cm" svg:y2="9cm">
          <text:p/>
        </draw:line>
        <draw:line draw:style-name="gr302" draw:text-style-name="P3" draw:layer="layout" svg:x1="10cm" svg:y1="9.5cm" svg:x2="12cm" svg:y2="9.5cm">
          <text:p/>
        </draw:line>
        <draw:line draw:style-name="gr303" draw:text-style-name="P3" draw:layer="layout" svg:x1="10cm" svg:y1="10cm" svg:x2="12cm" svg:y2="10cm">
          <text:p/>
        </draw:line>
        <draw:line draw:style-name="gr304" draw:text-style-name="P3" draw:layer="layout" svg:x1="10cm" svg:y1="10cm" svg:x2="10cm" svg:y2="9cm">
          <text:p/>
        </draw:line>
        <draw:line draw:style-name="gr305" draw:text-style-name="P3" draw:layer="layout" svg:x1="12cm" svg:y1="10cm" svg:x2="12cm" svg:y2="9cm">
          <text:p/>
        </draw:line>
        <draw:frame draw:style-name="gr306" draw:text-style-name="P2" draw:layer="layout" svg:width="2cm" svg:height="0.5cm" svg:x="13cm" svg:y="9cm">
          <draw:text-box>
            <text:p text:style-name="P1"><text:span text:style-name="T1">v6, v5</text:span></text:p>
          </draw:text-box>
        </draw:frame>
        <draw:frame draw:style-name="gr307" draw:text-style-name="P2" draw:layer="layout" svg:width="2cm" svg:height="0.5cm" svg:x="13cm" svg:y="9.5cm">
          <draw:text-box>
            <text:p text:style-name="P1"><text:span text:style-name="T1">5</text:span></text:p>
          </draw:text-box>
        </draw:frame>
        <draw:line draw:style-name="gr308" draw:text-style-name="P3" draw:layer="layout" svg:x1="13cm" svg:y1="9cm" svg:x2="15cm" svg:y2="9cm">
          <text:p/>
        </draw:line>
        <draw:line draw:style-name="gr309" draw:text-style-name="P3" draw:layer="layout" svg:x1="13cm" svg:y1="9.5cm" svg:x2="15cm" svg:y2="9.5cm">
          <text:p/>
        </draw:line>
        <draw:line draw:style-name="gr310" draw:text-style-name="P3" draw:layer="layout" svg:x1="13cm" svg:y1="10cm" svg:x2="15cm" svg:y2="10cm">
          <text:p/>
        </draw:line>
        <draw:line draw:style-name="gr311" draw:text-style-name="P3" draw:layer="layout" svg:x1="13cm" svg:y1="10cm" svg:x2="13cm" svg:y2="9cm">
          <text:p/>
        </draw:line>
        <draw:line draw:style-name="gr312" draw:text-style-name="P3" draw:layer="layout" svg:x1="15cm" svg:y1="10cm" svg:x2="15cm" svg:y2="9cm">
          <text:p/>
        </draw:line>
        <draw:custom-shape draw:style-name="gr313" draw:text-style-name="P5" xml:id="id51" draw:id="id51" draw:layer="layout" svg:width="1cm" svg:height="1cm" svg:x="12cm" svg:y="7cm">
          <text:p text:style-name="P4"><text:span text:style-name="T2">R</text:span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4" draw:text-style-name="P3" draw:layer="layout" draw:type="line" svg:x1="11cm" svg:y1="9cm" svg:x2="12.146cm" svg:y2="7.854cm" draw:end-shape="id51" draw:end-glue-point="7" svg:d="M11000 9000l1146-1146" svg:viewBox="0 0 1147 1147">
          <text:p/>
        </draw:connector>
        <draw:connector draw:style-name="gr315" draw:text-style-name="P3" draw:layer="layout" draw:type="line" svg:x1="14cm" svg:y1="9cm" svg:x2="12.854cm" svg:y2="7.854cm" draw:end-shape="id51" draw:end-glue-point="9" svg:d="M14000 9000l-1146-1146" svg:viewBox="0 0 1147 1147">
          <text:p/>
        </draw:connector>
        <draw:connector draw:style-name="gr49" draw:text-style-name="P6" draw:layer="layout" draw:type="line" svg:x1="12.5cm" svg:y1="7.001cm" svg:x2="14.5cm" svg:y2="6cm" svg:d="M12500 7001l2000-1001" svg:viewBox="0 0 2001 1002">
          <text:p/>
        </draw:connector>
        <draw:connector draw:style-name="gr49" draw:text-style-name="P6" draw:layer="layout" draw:type="line" svg:x1="11cm" svg:y1="9cm" svg:x2="15.001cm" svg:y2="7.501cm" draw:end-shape="id52" draw:end-glue-point="6" svg:d="M11000 9000l4001-1499" svg:viewBox="0 0 4002 1500">
          <text:p/>
        </draw:connector>
        <draw:frame draw:style-name="gr316" draw:text-style-name="P2" draw:layer="layout" svg:width="2cm" svg:height="0.5cm" svg:x="16cm" svg:y="9cm">
          <draw:text-box>
            <text:p text:style-name="P1"><text:span text:style-name="T1">v6, v0</text:span></text:p>
          </draw:text-box>
        </draw:frame>
        <draw:frame draw:style-name="gr317" draw:text-style-name="P2" draw:layer="layout" svg:width="2cm" svg:height="0.5cm" svg:x="16cm" svg:y="9.5cm">
          <draw:text-box>
            <text:p text:style-name="P1"><text:span text:style-name="T1">2</text:span></text:p>
          </draw:text-box>
        </draw:frame>
        <draw:line draw:style-name="gr318" draw:text-style-name="P3" draw:layer="layout" svg:x1="16cm" svg:y1="9cm" svg:x2="18cm" svg:y2="9cm">
          <text:p/>
        </draw:line>
        <draw:line draw:style-name="gr319" draw:text-style-name="P3" draw:layer="layout" svg:x1="16cm" svg:y1="9.5cm" svg:x2="18cm" svg:y2="9.5cm">
          <text:p/>
        </draw:line>
        <draw:line draw:style-name="gr320" draw:text-style-name="P3" draw:layer="layout" svg:x1="16cm" svg:y1="10cm" svg:x2="18cm" svg:y2="10cm">
          <text:p/>
        </draw:line>
        <draw:line draw:style-name="gr321" draw:text-style-name="P3" draw:layer="layout" svg:x1="16cm" svg:y1="10cm" svg:x2="16cm" svg:y2="9cm">
          <text:p/>
        </draw:line>
        <draw:line draw:style-name="gr322" draw:text-style-name="P3" draw:layer="layout" svg:x1="18cm" svg:y1="10cm" svg:x2="18cm" svg:y2="9cm">
          <text:p/>
        </draw:line>
        <draw:connector draw:style-name="gr49" draw:text-style-name="P6" draw:layer="layout" draw:type="line" svg:x1="17cm" svg:y1="9cm" svg:x2="15.855cm" svg:y2="7.855cm" draw:end-shape="id52" draw:end-glue-point="9" svg:d="M17000 9000l-1145-1145" svg:viewBox="0 0 1146 1146">
          <text:p/>
        </draw:connector>
        <draw:connector draw:style-name="gr49" draw:text-style-name="P6" draw:layer="layout" draw:type="line" svg:x1="15.501cm" svg:y1="7.001cm" svg:x2="17.5cm" svg:y2="6cm" draw:start-shape="id52" draw:start-glue-point="4" svg:d="M15501 7001l1999-1001" svg:viewBox="0 0 2000 1002">
          <text:p/>
        </draw:connector>
        <draw:frame draw:style-name="gr323" draw:text-style-name="P2" draw:layer="layout" svg:width="2cm" svg:height="0.5cm" svg:x="22cm" svg:y="9cm">
          <draw:text-box>
            <text:p text:style-name="P1"><text:span text:style-name="T1">v0,v2</text:span></text:p>
          </draw:text-box>
        </draw:frame>
        <draw:frame draw:style-name="gr324" draw:text-style-name="P2" draw:layer="layout" svg:width="2cm" svg:height="0.5cm" svg:x="22cm" svg:y="9.5cm">
          <draw:text-box>
            <text:p text:style-name="P1"><text:span text:style-name="T1">3</text:span></text:p>
          </draw:text-box>
        </draw:frame>
        <draw:line draw:style-name="gr325" draw:text-style-name="P3" draw:layer="layout" svg:x1="22cm" svg:y1="9cm" svg:x2="24cm" svg:y2="9cm">
          <text:p/>
        </draw:line>
        <draw:line draw:style-name="gr326" draw:text-style-name="P3" draw:layer="layout" svg:x1="22cm" svg:y1="9.5cm" svg:x2="24cm" svg:y2="9.5cm">
          <text:p/>
        </draw:line>
        <draw:line draw:style-name="gr327" draw:text-style-name="P3" xml:id="id80" draw:id="id80" draw:layer="layout" svg:x1="22cm" svg:y1="10cm" svg:x2="24cm" svg:y2="10cm">
          <text:p/>
        </draw:line>
        <draw:line draw:style-name="gr328" draw:text-style-name="P3" xml:id="id71" draw:id="id71" draw:layer="layout" svg:x1="22cm" svg:y1="10cm" svg:x2="22cm" svg:y2="9cm">
          <text:p/>
        </draw:line>
        <draw:line draw:style-name="gr329" draw:text-style-name="P3" draw:layer="layout" svg:x1="24cm" svg:y1="10cm" svg:x2="24cm" svg:y2="9cm">
          <text:p/>
        </draw:line>
        <draw:g xml:id="id54" draw:id="id54">
          <draw:frame draw:style-name="gr330" draw:text-style-name="P2" draw:layer="layout" svg:width="2cm" svg:height="0.5cm" svg:x="25cm" svg:y="9cm">
            <draw:text-box>
              <text:p text:style-name="P1"><text:span text:style-name="T1">v2, v4</text:span></text:p>
            </draw:text-box>
          </draw:frame>
          <draw:frame draw:style-name="gr331" draw:text-style-name="P2" draw:layer="layout" svg:width="2cm" svg:height="0.5cm" svg:x="25cm" svg:y="9.5cm">
            <draw:text-box>
              <text:p text:style-name="P1"><text:span text:style-name="T1">2</text:span></text:p>
            </draw:text-box>
          </draw:frame>
          <draw:line draw:style-name="gr332" draw:text-style-name="P3" draw:layer="layout" svg:x1="25cm" svg:y1="9cm" svg:x2="27cm" svg:y2="9cm">
            <text:p/>
          </draw:line>
          <draw:line draw:style-name="gr333" draw:text-style-name="P3" draw:layer="layout" svg:x1="25cm" svg:y1="9.5cm" svg:x2="27cm" svg:y2="9.5cm">
            <text:p/>
          </draw:line>
          <draw:line draw:style-name="gr334" draw:text-style-name="P3" draw:layer="layout" svg:x1="25cm" svg:y1="10cm" svg:x2="27cm" svg:y2="10cm">
            <text:p/>
          </draw:line>
          <draw:line draw:style-name="gr335" draw:text-style-name="P3" draw:layer="layout" svg:x1="25cm" svg:y1="10cm" svg:x2="25cm" svg:y2="9cm">
            <text:p/>
          </draw:line>
          <draw:line draw:style-name="gr336" draw:text-style-name="P3" draw:layer="layout" svg:x1="27cm" svg:y1="10cm" svg:x2="27cm" svg:y2="9cm">
            <text:p/>
          </draw:line>
        </draw:g>
        <draw:custom-shape draw:style-name="gr337" draw:text-style-name="P5" xml:id="id53" draw:id="id53" draw:layer="layout" svg:width="1cm" svg:height="1cm" svg:x="25cm" svg:y="7cm">
          <text:p text:style-name="P4"><text:span text:style-name="T2">R</text:span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8" draw:text-style-name="P3" draw:layer="layout" draw:type="line" svg:x1="23cm" svg:y1="9cm" svg:x2="25.146cm" svg:y2="7.854cm" draw:end-shape="id53" draw:end-glue-point="7" svg:d="M23000 9000l2146-1146" svg:viewBox="0 0 2147 1147">
          <text:p/>
        </draw:connector>
        <draw:connector draw:style-name="gr339" draw:text-style-name="P3" draw:layer="layout" draw:type="line" svg:x1="26cm" svg:y1="9cm" svg:x2="25.854cm" svg:y2="7.854cm" draw:start-shape="id54" draw:start-glue-point="0" draw:end-shape="id53" draw:end-glue-point="9" svg:d="M26000 9000l-146-1146" svg:viewBox="0 0 147 1147">
          <text:p/>
        </draw:connector>
        <draw:custom-shape draw:style-name="gr340" draw:text-style-name="P5" xml:id="id55" draw:id="id55" draw:layer="layout" svg:width="1cm" svg:height="1cm" svg:x="18.001cm" svg:y="7.001cm">
          <text:p text:style-name="P4"><text:span text:style-name="T2">R</text:span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6" draw:layer="layout" svg:x1="17cm" svg:y1="9cm" svg:x2="18.6cm" svg:y2="8cm">
          <text:p/>
        </draw:line>
        <draw:connector draw:style-name="gr49" draw:text-style-name="P6" draw:layer="layout" draw:type="line" svg:x1="14.004cm" svg:y1="9.014cm" svg:x2="18.147cm" svg:y2="7.855cm" draw:end-shape="id55" draw:end-glue-point="7" svg:d="M14004 9014l4143-1159" svg:viewBox="0 0 4144 1160">
          <text:p/>
        </draw:connector>
        <draw:custom-shape draw:style-name="gr341" draw:text-style-name="P5" xml:id="id56" draw:id="id56" draw:layer="layout" svg:width="1cm" svg:height="1cm" svg:x="20.001cm" svg:y="7.001cm">
          <text:p text:style-name="P4"><text:span text:style-name="T2">R</text:span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6" draw:layer="layout" draw:type="line" svg:x1="20.004cm" svg:y1="9.024cm" svg:x2="20.501cm" svg:y2="8.001cm" draw:end-shape="id56" draw:end-glue-point="8" svg:d="M20004 9024l497-1023" svg:viewBox="0 0 498 1024">
          <text:p/>
        </draw:connector>
        <draw:line draw:style-name="gr49" draw:text-style-name="P6" draw:layer="layout" svg:x1="23.1cm" svg:y1="9cm" svg:x2="20.5cm" svg:y2="8cm">
          <text:p/>
        </draw:line>
        <draw:connector draw:style-name="gr49" draw:text-style-name="P6" draw:layer="layout" draw:type="line" svg:x1="20.501cm" svg:y1="7.001cm" svg:x2="20.202cm" svg:y2="1.994cm" draw:start-shape="id56" draw:start-glue-point="4" svg:d="M20501 7001l-299-5007" svg:viewBox="0 0 300 5008">
          <text:p/>
        </draw:connector>
        <draw:custom-shape draw:style-name="gr342" draw:text-style-name="P5" xml:id="id57" draw:id="id57" draw:layer="layout" svg:width="1cm" svg:height="1cm" svg:x="22.001cm" svg:y="7.001cm">
          <text:p text:style-name="P4"><text:span text:style-name="T2">R</text:span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6" draw:layer="layout" draw:type="line" svg:x1="20.004cm" svg:y1="9.025cm" svg:x2="22.501cm" svg:y2="8.001cm" draw:end-shape="id57" draw:end-glue-point="8" svg:d="M20004 9025l2497-1024" svg:viewBox="0 0 2498 1025">
          <text:p/>
        </draw:connector>
        <draw:line draw:style-name="gr49" draw:text-style-name="P6" draw:layer="layout" svg:x1="26cm" svg:y1="9cm" svg:x2="22.5cm" svg:y2="8cm">
          <text:p/>
        </draw:line>
        <draw:connector draw:style-name="gr49" draw:text-style-name="P6" draw:layer="layout" draw:type="line" svg:x1="22.501cm" svg:y1="7.001cm" svg:x2="22.471cm" svg:y2="5.991cm" draw:start-shape="id57" draw:start-glue-point="4" svg:d="M22501 7001l-30-1010" svg:viewBox="0 0 31 1011">
          <text:p/>
        </draw:connector>
        <draw:connector draw:style-name="gr49" draw:text-style-name="P6" draw:layer="layout" draw:type="line" svg:x1="25.5cm" svg:y1="7cm" svg:x2="25.466cm" svg:y2="5.991cm" draw:start-shape="id53" draw:start-glue-point="4" svg:d="M25500 7000l-34-1009" svg:viewBox="0 0 35 1010">
          <text:p/>
        </draw:connector>
        <draw:frame draw:style-name="gr343" draw:text-style-name="P2" draw:layer="layout" svg:width="2cm" svg:height="0.5cm" svg:x="19cm" svg:y="9cm">
          <draw:text-box>
            <text:p text:style-name="P1"><text:span text:style-name="T1">v2, v5</text:span></text:p>
          </draw:text-box>
        </draw:frame>
        <draw:frame draw:style-name="gr344" draw:text-style-name="P2" draw:layer="layout" svg:width="2cm" svg:height="0.5cm" svg:x="19cm" svg:y="9.5cm">
          <draw:text-box>
            <text:p text:style-name="P1"><text:span text:style-name="T1">4</text:span></text:p>
          </draw:text-box>
        </draw:frame>
        <draw:line draw:style-name="gr345" draw:text-style-name="P3" draw:layer="layout" svg:x1="19cm" svg:y1="9cm" svg:x2="21cm" svg:y2="9cm">
          <text:p/>
        </draw:line>
        <draw:line draw:style-name="gr346" draw:text-style-name="P3" draw:layer="layout" svg:x1="19cm" svg:y1="9.5cm" svg:x2="21cm" svg:y2="9.5cm">
          <text:p/>
        </draw:line>
        <draw:line draw:style-name="gr347" draw:text-style-name="P3" xml:id="id65" draw:id="id65" draw:layer="layout" svg:x1="19cm" svg:y1="10cm" svg:x2="21cm" svg:y2="10cm">
          <text:p/>
        </draw:line>
        <draw:line draw:style-name="gr348" draw:text-style-name="P3" draw:layer="layout" svg:x1="19cm" svg:y1="10cm" svg:x2="19cm" svg:y2="9cm">
          <text:p/>
        </draw:line>
        <draw:line draw:style-name="gr349" draw:text-style-name="P3" draw:layer="layout" svg:x1="21cm" svg:y1="10cm" svg:x2="21cm" svg:y2="9cm">
          <text:p/>
        </draw:line>
        <draw:g xml:id="id58" draw:id="id58">
          <draw:frame draw:style-name="gr350" draw:text-style-name="P2" draw:layer="layout" svg:width="2cm" svg:height="0.5cm" svg:x="6cm" svg:y="13cm">
            <draw:text-box>
              <text:p text:style-name="P1"><text:span text:style-name="T1">v7, v9</text:span></text:p>
            </draw:text-box>
          </draw:frame>
          <draw:frame draw:style-name="gr351" draw:text-style-name="P2" draw:layer="layout" svg:width="2cm" svg:height="0.5cm" svg:x="6cm" svg:y="13.5cm">
            <draw:text-box>
              <text:p text:style-name="P1"><text:span text:style-name="T1">1</text:span></text:p>
            </draw:text-box>
          </draw:frame>
          <draw:line draw:style-name="gr352" draw:text-style-name="P3" draw:layer="layout" svg:x1="6cm" svg:y1="13cm" svg:x2="8cm" svg:y2="13cm">
            <text:p/>
          </draw:line>
          <draw:line draw:style-name="gr353" draw:text-style-name="P3" draw:layer="layout" svg:x1="6cm" svg:y1="13.5cm" svg:x2="8cm" svg:y2="13.5cm">
            <text:p/>
          </draw:line>
          <draw:line draw:style-name="gr354" draw:text-style-name="P3" draw:layer="layout" svg:x1="6cm" svg:y1="14cm" svg:x2="8cm" svg:y2="14cm">
            <text:p/>
          </draw:line>
          <draw:line draw:style-name="gr355" draw:text-style-name="P3" draw:layer="layout" svg:x1="6cm" svg:y1="14cm" svg:x2="6cm" svg:y2="13cm">
            <text:p/>
          </draw:line>
          <draw:line draw:style-name="gr356" draw:text-style-name="P3" draw:layer="layout" svg:x1="8cm" svg:y1="14cm" svg:x2="8cm" svg:y2="13cm">
            <text:p/>
          </draw:line>
        </draw:g>
        <draw:g xml:id="id60" draw:id="id60">
          <draw:frame draw:style-name="gr357" draw:text-style-name="P2" draw:layer="layout" svg:width="2cm" svg:height="0.5cm" svg:x="8.5cm" svg:y="13cm">
            <draw:text-box>
              <text:p text:style-name="P1"><text:span text:style-name="T1">v6, v5</text:span></text:p>
            </draw:text-box>
          </draw:frame>
          <draw:frame draw:style-name="gr358" draw:text-style-name="P2" draw:layer="layout" svg:width="2cm" svg:height="0.5cm" svg:x="8.5cm" svg:y="13.5cm">
            <draw:text-box>
              <text:p text:style-name="P1"><text:span text:style-name="T1">1</text:span></text:p>
            </draw:text-box>
          </draw:frame>
          <draw:line draw:style-name="gr359" draw:text-style-name="P3" draw:layer="layout" svg:x1="8.5cm" svg:y1="13cm" svg:x2="10.5cm" svg:y2="13cm">
            <text:p/>
          </draw:line>
          <draw:line draw:style-name="gr360" draw:text-style-name="P3" draw:layer="layout" svg:x1="8.5cm" svg:y1="13.5cm" svg:x2="10.5cm" svg:y2="13.5cm">
            <text:p/>
          </draw:line>
          <draw:line draw:style-name="gr361" draw:text-style-name="P3" draw:layer="layout" svg:x1="8.5cm" svg:y1="14cm" svg:x2="10.5cm" svg:y2="14cm">
            <text:p/>
          </draw:line>
          <draw:line draw:style-name="gr362" draw:text-style-name="P3" draw:layer="layout" svg:x1="8.5cm" svg:y1="14cm" svg:x2="8.5cm" svg:y2="13cm">
            <text:p/>
          </draw:line>
          <draw:line draw:style-name="gr363" draw:text-style-name="P3" draw:layer="layout" svg:x1="10.5cm" svg:y1="14cm" svg:x2="10.5cm" svg:y2="13cm">
            <text:p/>
          </draw:line>
        </draw:g>
        <draw:custom-shape draw:style-name="gr364" draw:text-style-name="P5" xml:id="id59" draw:id="id59" draw:layer="layout" svg:width="1cm" svg:height="1cm" svg:x="8.5cm" svg:y="11cm">
          <text:p text:style-name="P4"><text:span text:style-name="T2">R</text:span><text:span text:style-name="T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5" draw:text-style-name="P3" draw:layer="layout" draw:type="line" svg:x1="7cm" svg:y1="13cm" svg:x2="8.646cm" svg:y2="11.854cm" draw:start-shape="id58" draw:start-glue-point="0" draw:end-shape="id59" draw:end-glue-point="7" svg:d="M7000 13000l1646-1146" svg:viewBox="0 0 1647 1147">
          <text:p/>
        </draw:connector>
        <draw:connector draw:style-name="gr366" draw:text-style-name="P3" draw:layer="layout" draw:type="line" svg:x1="9.5cm" svg:y1="13cm" svg:x2="9.354cm" svg:y2="11.854cm" draw:start-shape="id60" draw:start-glue-point="0" draw:end-shape="id59" draw:end-glue-point="9" svg:d="M9500 13000l-146-1146" svg:viewBox="0 0 147 1147">
          <text:p/>
        </draw:connector>
        <draw:connector draw:style-name="gr49" draw:text-style-name="P6" draw:layer="layout" draw:type="line" svg:x1="9cm" svg:y1="11cm" svg:x2="11.047cm" svg:y2="10.01cm" draw:start-shape="id59" draw:start-glue-point="4" svg:d="M9000 11000l2047-990" svg:viewBox="0 0 2048 991">
          <text:p/>
        </draw:connector>
        <draw:frame draw:style-name="gr367" draw:text-style-name="P2" draw:layer="layout" svg:width="2cm" svg:height="0.5cm" svg:x="11cm" svg:y="13cm">
          <draw:text-box>
            <text:p text:style-name="P1"><text:span text:style-name="T1">v5, v9</text:span></text:p>
          </draw:text-box>
        </draw:frame>
        <draw:frame draw:style-name="gr368" draw:text-style-name="P2" draw:layer="layout" svg:width="2cm" svg:height="0.5cm" svg:x="11cm" svg:y="13.5cm">
          <draw:text-box>
            <text:p text:style-name="P1"><text:span text:style-name="T1">4</text:span></text:p>
          </draw:text-box>
        </draw:frame>
        <draw:line draw:style-name="gr369" draw:text-style-name="P3" xml:id="id63" draw:id="id63" draw:layer="layout" svg:x1="11cm" svg:y1="13cm" svg:x2="13cm" svg:y2="13cm">
          <text:p/>
        </draw:line>
        <draw:line draw:style-name="gr370" draw:text-style-name="P3" draw:layer="layout" svg:x1="11cm" svg:y1="13.5cm" svg:x2="13cm" svg:y2="13.5cm">
          <text:p/>
        </draw:line>
        <draw:line draw:style-name="gr371" draw:text-style-name="P3" xml:id="id88" draw:id="id88" draw:layer="layout" svg:x1="11cm" svg:y1="14cm" svg:x2="13cm" svg:y2="14cm">
          <text:p/>
        </draw:line>
        <draw:line draw:style-name="gr372" draw:text-style-name="P3" draw:layer="layout" svg:x1="11cm" svg:y1="14cm" svg:x2="11cm" svg:y2="13cm">
          <text:p/>
        </draw:line>
        <draw:line draw:style-name="gr373" draw:text-style-name="P3" draw:layer="layout" svg:x1="13cm" svg:y1="14cm" svg:x2="13cm" svg:y2="13cm">
          <text:p/>
        </draw:line>
        <draw:frame draw:style-name="gr374" draw:text-style-name="P2" draw:layer="layout" svg:width="2cm" svg:height="0.5cm" svg:x="13.5cm" svg:y="13cm">
          <draw:text-box>
            <text:p text:style-name="P1"><text:span text:style-name="T1">v2, v10</text:span></text:p>
          </draw:text-box>
        </draw:frame>
        <draw:frame draw:style-name="gr375" draw:text-style-name="P2" draw:layer="layout" svg:width="2cm" svg:height="0.5cm" svg:x="13.5cm" svg:y="13.5cm">
          <draw:text-box>
            <text:p text:style-name="P1"><text:span text:style-name="T1">2</text:span></text:p>
          </draw:text-box>
        </draw:frame>
        <draw:line draw:style-name="gr376" draw:text-style-name="P3" draw:layer="layout" svg:x1="13.5cm" svg:y1="13cm" svg:x2="15.5cm" svg:y2="13cm">
          <text:p/>
        </draw:line>
        <draw:line draw:style-name="gr377" draw:text-style-name="P3" draw:layer="layout" svg:x1="13.5cm" svg:y1="13.5cm" svg:x2="15.5cm" svg:y2="13.5cm">
          <text:p/>
        </draw:line>
        <draw:line draw:style-name="gr378" draw:text-style-name="P3" draw:layer="layout" svg:x1="13.5cm" svg:y1="14cm" svg:x2="15.5cm" svg:y2="14cm">
          <text:p/>
        </draw:line>
        <draw:line draw:style-name="gr379" draw:text-style-name="P3" draw:layer="layout" svg:x1="13.5cm" svg:y1="14cm" svg:x2="13.5cm" svg:y2="13cm">
          <text:p/>
        </draw:line>
        <draw:line draw:style-name="gr380" draw:text-style-name="P3" xml:id="id68" draw:id="id68" draw:layer="layout" svg:x1="15.5cm" svg:y1="14cm" svg:x2="15.5cm" svg:y2="13cm">
          <text:p/>
        </draw:line>
        <draw:frame draw:style-name="gr381" draw:text-style-name="P2" draw:layer="layout" svg:width="2cm" svg:height="0.5cm" svg:x="16cm" svg:y="13cm">
          <draw:text-box>
            <text:p text:style-name="P1"><text:span text:style-name="T1">v3, v5</text:span></text:p>
          </draw:text-box>
        </draw:frame>
        <draw:frame draw:style-name="gr382" draw:text-style-name="P2" draw:layer="layout" svg:width="2cm" svg:height="0.5cm" svg:x="16cm" svg:y="13.5cm">
          <draw:text-box>
            <text:p text:style-name="P1"><text:span text:style-name="T1">2</text:span></text:p>
          </draw:text-box>
        </draw:frame>
        <draw:line draw:style-name="gr383" draw:text-style-name="P3" xml:id="id66" draw:id="id66" draw:layer="layout" svg:x1="16cm" svg:y1="13cm" svg:x2="18cm" svg:y2="13cm">
          <text:p/>
        </draw:line>
        <draw:line draw:style-name="gr384" draw:text-style-name="P3" draw:layer="layout" svg:x1="16cm" svg:y1="13.5cm" svg:x2="18cm" svg:y2="13.5cm">
          <text:p/>
        </draw:line>
        <draw:line draw:style-name="gr385" draw:text-style-name="P3" draw:layer="layout" svg:x1="16cm" svg:y1="14cm" svg:x2="18cm" svg:y2="14cm">
          <text:p/>
        </draw:line>
        <draw:line draw:style-name="gr386" draw:text-style-name="P3" draw:layer="layout" svg:x1="16cm" svg:y1="14cm" svg:x2="16cm" svg:y2="13cm">
          <text:p/>
        </draw:line>
        <draw:line draw:style-name="gr387" draw:text-style-name="P3" xml:id="id72" draw:id="id72" draw:layer="layout" svg:x1="18cm" svg:y1="14cm" svg:x2="18cm" svg:y2="13cm">
          <text:p/>
        </draw:line>
        <draw:frame draw:style-name="gr388" draw:text-style-name="P2" draw:layer="layout" svg:width="2cm" svg:height="0.5cm" svg:x="18.5cm" svg:y="13cm">
          <draw:text-box>
            <text:p text:style-name="P1"><text:span text:style-name="T1">v2, v3</text:span></text:p>
          </draw:text-box>
        </draw:frame>
        <draw:frame draw:style-name="gr389" draw:text-style-name="P2" draw:layer="layout" svg:width="2cm" svg:height="0.5cm" svg:x="18.5cm" svg:y="13.5cm">
          <draw:text-box>
            <text:p text:style-name="P1"><text:span text:style-name="T1">2</text:span></text:p>
          </draw:text-box>
        </draw:frame>
        <draw:line draw:style-name="gr390" draw:text-style-name="P3" draw:layer="layout" svg:x1="18.5cm" svg:y1="13cm" svg:x2="20.5cm" svg:y2="13cm">
          <text:p/>
        </draw:line>
        <draw:line draw:style-name="gr391" draw:text-style-name="P3" draw:layer="layout" svg:x1="18.5cm" svg:y1="13.5cm" svg:x2="20.5cm" svg:y2="13.5cm">
          <text:p/>
        </draw:line>
        <draw:line draw:style-name="gr392" draw:text-style-name="P3" draw:layer="layout" svg:x1="18.5cm" svg:y1="14cm" svg:x2="20.5cm" svg:y2="14cm">
          <text:p/>
        </draw:line>
        <draw:line draw:style-name="gr393" draw:text-style-name="P3" xml:id="id67" draw:id="id67" draw:layer="layout" svg:x1="18.5cm" svg:y1="14cm" svg:x2="18.5cm" svg:y2="13cm">
          <text:p/>
        </draw:line>
        <draw:line draw:style-name="gr394" draw:text-style-name="P3" xml:id="id76" draw:id="id76" draw:layer="layout" svg:x1="20.5cm" svg:y1="14cm" svg:x2="20.5cm" svg:y2="13cm">
          <text:p/>
        </draw:line>
        <draw:frame draw:style-name="gr395" draw:text-style-name="P2" draw:layer="layout" svg:width="2cm" svg:height="0.5cm" svg:x="21cm" svg:y="13cm">
          <draw:text-box>
            <text:p text:style-name="P1"><text:span text:style-name="T1">v0, v10</text:span></text:p>
          </draw:text-box>
        </draw:frame>
        <draw:frame draw:style-name="gr396" draw:text-style-name="P2" draw:layer="layout" svg:width="2cm" svg:height="0.5cm" svg:x="21cm" svg:y="13.5cm">
          <draw:text-box>
            <text:p text:style-name="P1"><text:span text:style-name="T1">1</text:span></text:p>
          </draw:text-box>
        </draw:frame>
        <draw:line draw:style-name="gr397" draw:text-style-name="P3" draw:layer="layout" svg:x1="21cm" svg:y1="13cm" svg:x2="23cm" svg:y2="13cm">
          <text:p/>
        </draw:line>
        <draw:line draw:style-name="gr398" draw:text-style-name="P3" draw:layer="layout" svg:x1="21cm" svg:y1="13.5cm" svg:x2="23cm" svg:y2="13.5cm">
          <text:p/>
        </draw:line>
        <draw:line draw:style-name="gr399" draw:text-style-name="P3" draw:layer="layout" svg:x1="21cm" svg:y1="14cm" svg:x2="23cm" svg:y2="14cm">
          <text:p/>
        </draw:line>
        <draw:line draw:style-name="gr400" draw:text-style-name="P3" xml:id="id70" draw:id="id70" draw:layer="layout" svg:x1="21cm" svg:y1="14cm" svg:x2="21cm" svg:y2="13cm">
          <text:p/>
        </draw:line>
        <draw:line draw:style-name="gr401" draw:text-style-name="P3" draw:layer="layout" svg:x1="23cm" svg:y1="14cm" svg:x2="23cm" svg:y2="13cm">
          <text:p/>
        </draw:line>
        <draw:frame draw:style-name="gr402" draw:text-style-name="P2" draw:layer="layout" svg:width="2cm" svg:height="0.5cm" svg:x="23.5cm" svg:y="13cm">
          <draw:text-box>
            <text:p text:style-name="P1"><text:span text:style-name="T1">v3, v4</text:span></text:p>
          </draw:text-box>
        </draw:frame>
        <draw:frame draw:style-name="gr403" draw:text-style-name="P2" draw:layer="layout" svg:width="2cm" svg:height="0.5cm" svg:x="23.5cm" svg:y="13.5cm">
          <draw:text-box>
            <text:p text:style-name="P1"><text:span text:style-name="T1">1</text:span></text:p>
          </draw:text-box>
        </draw:frame>
        <draw:line draw:style-name="gr404" draw:text-style-name="P3" xml:id="id78" draw:id="id78" draw:layer="layout" svg:x1="23.5cm" svg:y1="13cm" svg:x2="25.5cm" svg:y2="13cm">
          <text:p/>
        </draw:line>
        <draw:line draw:style-name="gr405" draw:text-style-name="P3" draw:layer="layout" svg:x1="23.5cm" svg:y1="13.5cm" svg:x2="25.5cm" svg:y2="13.5cm">
          <text:p/>
        </draw:line>
        <draw:line draw:style-name="gr406" draw:text-style-name="P3" draw:layer="layout" svg:x1="23.5cm" svg:y1="14cm" svg:x2="25.5cm" svg:y2="14cm">
          <text:p/>
        </draw:line>
        <draw:line draw:style-name="gr407" draw:text-style-name="P3" xml:id="id74" draw:id="id74" draw:layer="layout" svg:x1="23.5cm" svg:y1="14cm" svg:x2="23.5cm" svg:y2="13cm">
          <text:p/>
        </draw:line>
        <draw:line draw:style-name="gr408" draw:text-style-name="P3" draw:layer="layout" svg:x1="25.5cm" svg:y1="14cm" svg:x2="25.5cm" svg:y2="13cm">
          <text:p/>
        </draw:line>
        <draw:g xml:id="id81" draw:id="id81">
          <draw:frame draw:style-name="gr409" draw:text-style-name="P2" draw:layer="layout" svg:width="2cm" svg:height="0.5cm" svg:x="26cm" svg:y="13cm">
            <draw:text-box>
              <text:p text:style-name="P1"><text:span text:style-name="T1">v0, v1</text:span></text:p>
            </draw:text-box>
          </draw:frame>
          <draw:frame draw:style-name="gr410" draw:text-style-name="P2" draw:layer="layout" svg:width="2cm" svg:height="0.5cm" svg:x="26cm" svg:y="13.5cm">
            <draw:text-box>
              <text:p text:style-name="P1"><text:span text:style-name="T1">1</text:span></text:p>
            </draw:text-box>
          </draw:frame>
          <draw:line draw:style-name="gr411" draw:text-style-name="P3" draw:layer="layout" svg:x1="26cm" svg:y1="13cm" svg:x2="28cm" svg:y2="13cm">
            <text:p/>
          </draw:line>
          <draw:line draw:style-name="gr412" draw:text-style-name="P3" draw:layer="layout" svg:x1="26cm" svg:y1="13.5cm" svg:x2="28cm" svg:y2="13.5cm">
            <text:p/>
          </draw:line>
          <draw:line draw:style-name="gr413" draw:text-style-name="P3" draw:layer="layout" svg:x1="26cm" svg:y1="14cm" svg:x2="28cm" svg:y2="14cm">
            <text:p/>
          </draw:line>
          <draw:line draw:style-name="gr414" draw:text-style-name="P3" draw:layer="layout" svg:x1="26cm" svg:y1="14cm" svg:x2="26cm" svg:y2="13cm">
            <text:p/>
          </draw:line>
          <draw:line draw:style-name="gr415" draw:text-style-name="P3" draw:layer="layout" svg:x1="28cm" svg:y1="14cm" svg:x2="28cm" svg:y2="13cm">
            <text:p/>
          </draw:line>
        </draw:g>
        <draw:g xml:id="id83" draw:id="id83">
          <draw:frame draw:style-name="gr416" draw:text-style-name="P2" draw:layer="layout" svg:width="2cm" svg:height="0.5cm" svg:x="28.487cm" svg:y="13.028cm">
            <draw:text-box>
              <text:p text:style-name="P1"><text:span text:style-name="T1">v1, v2</text:span></text:p>
            </draw:text-box>
          </draw:frame>
          <draw:frame draw:style-name="gr417" draw:text-style-name="P2" draw:layer="layout" svg:width="2cm" svg:height="0.5cm" svg:x="28.487cm" svg:y="13.528cm">
            <draw:text-box>
              <text:p text:style-name="P1"><text:span text:style-name="T1">2</text:span></text:p>
            </draw:text-box>
          </draw:frame>
          <draw:line draw:style-name="gr418" draw:text-style-name="P3" draw:layer="layout" svg:x1="28.487cm" svg:y1="13.028cm" svg:x2="30.487cm" svg:y2="13.028cm">
            <text:p/>
          </draw:line>
          <draw:line draw:style-name="gr419" draw:text-style-name="P3" draw:layer="layout" svg:x1="28.487cm" svg:y1="13.528cm" svg:x2="30.487cm" svg:y2="13.528cm">
            <text:p/>
          </draw:line>
          <draw:line draw:style-name="gr420" draw:text-style-name="P3" draw:layer="layout" svg:x1="28.487cm" svg:y1="14.028cm" svg:x2="30.487cm" svg:y2="14.028cm">
            <text:p/>
          </draw:line>
          <draw:line draw:style-name="gr421" draw:text-style-name="P3" draw:layer="layout" svg:x1="28.487cm" svg:y1="14.028cm" svg:x2="28.487cm" svg:y2="13.028cm">
            <text:p/>
          </draw:line>
          <draw:line draw:style-name="gr422" draw:text-style-name="P3" draw:layer="layout" svg:x1="30.487cm" svg:y1="14.028cm" svg:x2="30.487cm" svg:y2="13.028cm">
            <text:p/>
          </draw:line>
        </draw:g>
        <draw:g xml:id="id84" draw:id="id84">
          <draw:frame draw:style-name="gr423" draw:text-style-name="P2" draw:layer="layout" svg:width="2cm" svg:height="0.5cm" svg:x="31cm" svg:y="13cm">
            <draw:text-box>
              <text:p text:style-name="P1"><text:span text:style-name="T1">v1, v4</text:span></text:p>
            </draw:text-box>
          </draw:frame>
          <draw:frame draw:style-name="gr424" draw:text-style-name="P2" draw:layer="layout" svg:width="2cm" svg:height="0.5cm" svg:x="31cm" svg:y="13.5cm">
            <draw:text-box>
              <text:p text:style-name="P1"><text:span text:style-name="T1">1</text:span></text:p>
            </draw:text-box>
          </draw:frame>
          <draw:line draw:style-name="gr425" draw:text-style-name="P3" draw:layer="layout" svg:x1="31cm" svg:y1="13cm" svg:x2="33cm" svg:y2="13cm">
            <text:p/>
          </draw:line>
          <draw:line draw:style-name="gr426" draw:text-style-name="P3" draw:layer="layout" svg:x1="31cm" svg:y1="13.5cm" svg:x2="33cm" svg:y2="13.5cm">
            <text:p/>
          </draw:line>
          <draw:line draw:style-name="gr427" draw:text-style-name="P3" draw:layer="layout" svg:x1="31cm" svg:y1="14cm" svg:x2="33cm" svg:y2="14cm">
            <text:p/>
          </draw:line>
          <draw:line draw:style-name="gr428" draw:text-style-name="P3" draw:layer="layout" svg:x1="31cm" svg:y1="14cm" svg:x2="31cm" svg:y2="13cm">
            <text:p/>
          </draw:line>
          <draw:line draw:style-name="gr429" draw:text-style-name="P3" draw:layer="layout" svg:x1="33cm" svg:y1="14cm" svg:x2="33cm" svg:y2="13cm">
            <text:p/>
          </draw:line>
        </draw:g>
        <draw:custom-shape draw:style-name="gr430" draw:text-style-name="P5" xml:id="id61" draw:id="id61" draw:layer="layout" svg:width="1cm" svg:height="1cm" svg:x="11.001cm" svg:y="11.001cm">
          <text:p text:style-name="P4"><text:span text:style-name="T2">R</text:span><text:span text:style-name="T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6" draw:layer="layout" draw:type="line" svg:x1="11.501cm" svg:y1="11.001cm" svg:x2="14.641cm" svg:y2="5.976cm" draw:start-shape="id61" draw:start-glue-point="4" svg:d="M11501 11001l3140-5025" svg:viewBox="0 0 3141 5026">
          <text:p/>
        </draw:connector>
        <draw:custom-shape draw:style-name="gr431" draw:text-style-name="P5" xml:id="id62" draw:id="id62" draw:layer="layout" svg:width="1cm" svg:height="1cm" svg:x="13.502cm" svg:y="11.002cm">
          <text:p text:style-name="P4"><text:span text:style-name="T2">R</text:span><text:span text:style-name="T3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6" draw:layer="layout" draw:type="line" svg:x1="10cm" svg:y1="13.001cm" svg:x2="14.002cm" svg:y2="12.002cm" draw:end-shape="id62" draw:end-glue-point="8" svg:d="M10000 13001l4002-999" svg:viewBox="0 0 4003 1000">
          <text:p/>
        </draw:connector>
        <draw:connector draw:style-name="gr49" draw:text-style-name="P6" draw:layer="layout" draw:type="line" svg:x1="12cm" svg:y1="13cm" svg:x2="14.002cm" svg:y2="12.002cm" draw:start-shape="id63" draw:start-glue-point="0" draw:end-shape="id62" draw:end-glue-point="8" svg:d="M12000 13000l2002-998" svg:viewBox="0 0 2003 999">
          <text:p/>
        </draw:connector>
        <draw:connector draw:style-name="gr49" draw:text-style-name="P6" draw:layer="layout" draw:type="line" svg:x1="14.002cm" svg:y1="11.002cm" svg:x2="13.979cm" svg:y2="10.01cm" draw:start-shape="id62" draw:start-glue-point="4" svg:d="M14002 11002l-23-992" svg:viewBox="0 0 24 993">
          <text:p/>
        </draw:connector>
        <draw:connector draw:style-name="gr49" draw:text-style-name="P6" draw:layer="layout" draw:type="line" svg:x1="7cm" svg:y1="13cm" svg:x2="11.147cm" svg:y2="11.855cm" draw:start-shape="id58" draw:start-glue-point="0" draw:end-shape="id61" draw:end-glue-point="7" svg:d="M7000 13000l4147-1145" svg:viewBox="0 0 4148 1146">
          <text:p/>
        </draw:connector>
        <draw:connector draw:style-name="gr49" draw:text-style-name="P6" draw:layer="layout" draw:type="line" svg:x1="12cm" svg:y1="13cm" svg:x2="11.855cm" svg:y2="11.855cm" draw:start-shape="id63" draw:start-glue-point="0" draw:end-shape="id61" draw:end-glue-point="9" svg:d="M12000 13000l-145-1145" svg:viewBox="0 0 146 1146">
          <text:p/>
        </draw:connector>
        <draw:custom-shape draw:style-name="gr432" draw:text-style-name="P5" xml:id="id64" draw:id="id64" draw:layer="layout" svg:width="1cm" svg:height="1cm" svg:x="16.003cm" svg:y="11.003cm">
          <text:p text:style-name="P4"><text:span text:style-name="T2">R</text:span><text:span text:style-name="T3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6" draw:layer="layout" draw:type="line" svg:x1="16.503cm" svg:y1="11.003cm" svg:x2="20cm" svg:y2="10cm" draw:start-shape="id64" draw:start-glue-point="4" draw:end-shape="id65" draw:end-glue-point="0" svg:d="M16503 11003l3497-1003" svg:viewBox="0 0 3498 1004">
          <text:p/>
        </draw:connector>
        <draw:connector draw:style-name="gr49" draw:text-style-name="P6" draw:layer="layout" draw:type="line" svg:x1="17cm" svg:y1="13cm" svg:x2="16.503cm" svg:y2="12.003cm" draw:start-shape="id66" draw:start-glue-point="0" draw:end-shape="id64" draw:end-glue-point="8" svg:d="M17000 13000l-497-997" svg:viewBox="0 0 498 998">
          <text:p/>
        </draw:connector>
        <draw:connector draw:style-name="gr49" draw:text-style-name="P6" draw:layer="layout" draw:type="line" svg:x1="18.5cm" svg:y1="13cm" svg:x2="16.857cm" svg:y2="11.857cm" draw:start-shape="id67" draw:start-glue-point="0" draw:end-shape="id64" draw:end-glue-point="9" svg:d="M18500 13000l-1643-1143" svg:viewBox="0 0 1644 1144">
          <text:p/>
        </draw:connector>
        <draw:custom-shape draw:style-name="gr433" draw:text-style-name="P5" xml:id="id69" draw:id="id69" draw:layer="layout" svg:width="1cm" svg:height="1cm" svg:x="18.504cm" svg:y="11.004cm">
          <text:p text:style-name="P4"><text:span text:style-name="T2">R</text:span><text:span text:style-name="T3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6" draw:layer="layout" draw:type="line" svg:x1="15.5cm" svg:y1="13cm" svg:x2="19.004cm" svg:y2="12.004cm" draw:start-shape="id68" draw:start-glue-point="0" draw:end-shape="id69" draw:end-glue-point="8" svg:d="M15500 13000l3504-996" svg:viewBox="0 0 3505 997">
          <text:p/>
        </draw:connector>
        <draw:connector draw:style-name="gr49" draw:text-style-name="P6" draw:layer="layout" draw:type="line" svg:x1="21cm" svg:y1="13cm" svg:x2="19.358cm" svg:y2="11.858cm" draw:start-shape="id70" draw:start-glue-point="0" draw:end-shape="id69" draw:end-glue-point="9" svg:d="M21000 13000l-1642-1142" svg:viewBox="0 0 1643 1143">
          <text:p/>
        </draw:connector>
        <draw:connector draw:style-name="gr49" draw:text-style-name="P6" draw:layer="layout" draw:type="line" svg:x1="19.358cm" svg:y1="11.15cm" svg:x2="22cm" svg:y2="10cm" draw:start-shape="id69" draw:start-glue-point="11" draw:end-shape="id71" draw:end-glue-point="2" svg:d="M19358 11150l2642-1150" svg:viewBox="0 0 2643 1151">
          <text:p/>
        </draw:connector>
        <draw:custom-shape draw:style-name="gr434" draw:text-style-name="P5" xml:id="id73" draw:id="id73" draw:layer="layout" svg:width="1cm" svg:height="1cm" svg:x="21.005cm" svg:y="11.005cm">
          <text:p text:style-name="P4"><text:span text:style-name="T2">R</text:span><text:span text:style-name="T3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6" draw:layer="layout" draw:type="line" svg:x1="18cm" svg:y1="13cm" svg:x2="21.505cm" svg:y2="12.005cm" draw:start-shape="id72" draw:start-glue-point="0" draw:end-shape="id73" draw:end-glue-point="8" svg:d="M18000 13000l3505-995" svg:viewBox="0 0 3506 996">
          <text:p/>
        </draw:connector>
        <draw:connector draw:style-name="gr49" draw:text-style-name="P6" draw:layer="layout" draw:type="line" svg:x1="23.5cm" svg:y1="13cm" svg:x2="21.859cm" svg:y2="11.859cm" draw:start-shape="id74" draw:start-glue-point="0" draw:end-shape="id73" draw:end-glue-point="9" svg:d="M23500 13000l-1641-1141" svg:viewBox="0 0 1642 1142">
          <text:p/>
        </draw:connector>
        <draw:connector draw:style-name="gr49" draw:text-style-name="P6" draw:layer="layout" draw:type="line" svg:x1="21.505cm" svg:y1="11.005cm" svg:x2="21.5cm" svg:y2="6cm" draw:start-shape="id73" draw:start-glue-point="4" draw:end-shape="id75" draw:end-glue-point="2" svg:d="M21505 11005l-5-5005" svg:viewBox="0 0 6 5006">
          <text:p/>
        </draw:connector>
        <draw:custom-shape draw:style-name="gr435" draw:text-style-name="P5" xml:id="id77" draw:id="id77" draw:layer="layout" svg:width="1cm" svg:height="1cm" svg:x="23.506cm" svg:y="11.006cm">
          <text:p text:style-name="P4"><text:span text:style-name="T2">R</text:span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6" draw:layer="layout" draw:type="line" svg:x1="20.5cm" svg:y1="13cm" svg:x2="23.652cm" svg:y2="11.86cm" draw:start-shape="id76" draw:start-glue-point="0" draw:end-shape="id77" draw:end-glue-point="7" svg:d="M20500 13000l3152-1140" svg:viewBox="0 0 3153 1141">
          <text:p/>
        </draw:connector>
        <draw:connector draw:style-name="gr49" draw:text-style-name="P6" draw:layer="layout" draw:type="line" svg:x1="24.5cm" svg:y1="13cm" svg:x2="24.36cm" svg:y2="11.86cm" draw:start-shape="id78" draw:start-glue-point="0" draw:end-shape="id77" draw:end-glue-point="9" svg:d="M24500 13000l-140-1140" svg:viewBox="0 0 141 1141">
          <text:p/>
        </draw:connector>
        <draw:connector draw:style-name="gr49" draw:text-style-name="P6" draw:layer="layout" draw:type="line" svg:x1="24.006cm" svg:y1="11.006cm" svg:x2="26cm" svg:y2="10cm" draw:start-shape="id77" draw:start-glue-point="4" draw:end-shape="id54" draw:end-glue-point="2" svg:d="M24006 11006l1994-1006" svg:viewBox="0 0 1995 1007">
          <text:p/>
        </draw:connector>
        <draw:custom-shape draw:style-name="gr436" draw:text-style-name="P5" xml:id="id79" draw:id="id79" draw:layer="layout" svg:width="1cm" svg:height="1cm" svg:x="26.007cm" svg:y="11.007cm">
          <text:p text:style-name="P4"><text:span text:style-name="T2">R</text:span><text:span text:style-name="T3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6" draw:layer="layout" draw:type="line" svg:x1="26.507cm" svg:y1="11.007cm" svg:x2="23cm" svg:y2="10cm" draw:start-shape="id79" draw:start-glue-point="4" draw:end-shape="id80" draw:end-glue-point="0" svg:d="M26507 11007l-3507-1007" svg:viewBox="0 0 3508 1008">
          <text:p/>
        </draw:connector>
        <draw:connector draw:style-name="gr49" draw:text-style-name="P6" draw:layer="layout" draw:type="line" svg:x1="24.5cm" svg:y1="13cm" svg:x2="26.507cm" svg:y2="12.007cm" draw:start-shape="id78" draw:start-glue-point="0" draw:end-shape="id79" draw:end-glue-point="8" svg:d="M24500 13000l2007-993" svg:viewBox="0 0 2008 994">
          <text:p/>
        </draw:connector>
        <draw:connector draw:style-name="gr49" draw:text-style-name="P6" draw:layer="layout" draw:type="line" svg:x1="27cm" svg:y1="13cm" svg:x2="26.507cm" svg:y2="12.007cm" draw:start-shape="id81" draw:start-glue-point="0" draw:end-shape="id79" draw:end-glue-point="8" svg:d="M27000 13000l-493-993" svg:viewBox="0 0 494 994">
          <text:p/>
        </draw:connector>
        <draw:custom-shape draw:style-name="gr437" draw:text-style-name="P5" xml:id="id82" draw:id="id82" draw:layer="layout" svg:width="1cm" svg:height="1cm" svg:x="28.508cm" svg:y="11.008cm">
          <text:p text:style-name="P4"><text:span text:style-name="T2">R</text:span><text:span text:style-name="T3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6" draw:layer="layout" draw:type="line" svg:x1="29.008cm" svg:y1="11.008cm" svg:x2="26cm" svg:y2="10cm" draw:start-shape="id82" draw:start-glue-point="4" draw:end-shape="id54" draw:end-glue-point="2" svg:d="M29008 11008l-3008-1008" svg:viewBox="0 0 3009 1009">
          <text:p/>
        </draw:connector>
        <draw:connector draw:style-name="gr49" draw:text-style-name="P6" draw:layer="layout" draw:type="line" svg:x1="29.487cm" svg:y1="13.028cm" svg:x2="29.008cm" svg:y2="12.008cm" draw:start-shape="id83" draw:start-glue-point="0" draw:end-shape="id82" draw:end-glue-point="8" svg:d="M29487 13028l-479-1020" svg:viewBox="0 0 480 1021">
          <text:p/>
        </draw:connector>
        <draw:connector draw:style-name="gr49" draw:text-style-name="P6" draw:layer="layout" draw:type="line" svg:x1="32cm" svg:y1="13cm" svg:x2="29.362cm" svg:y2="11.862cm" draw:start-shape="id84" draw:start-glue-point="0" draw:end-shape="id82" draw:end-glue-point="9" svg:d="M32000 13000l-2638-1138" svg:viewBox="0 0 2639 1139">
          <text:p/>
        </draw:connector>
        <draw:custom-shape draw:style-name="gr438" draw:text-style-name="P5" xml:id="id85" draw:id="id85" draw:layer="layout" svg:width="1cm" svg:height="1cm" svg:x="28.009cm" svg:y="7.009cm">
          <text:p text:style-name="P4"><text:span text:style-name="T2">R</text:span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6" draw:layer="layout" draw:type="line" svg:x1="27cm" svg:y1="13cm" svg:x2="28.509cm" svg:y2="8.009cm" draw:start-shape="id81" draw:start-glue-point="0" draw:end-shape="id85" draw:end-glue-point="8" svg:d="M27000 13000l1509-4991" svg:viewBox="0 0 1510 4992">
          <text:p/>
        </draw:connector>
        <draw:connector draw:style-name="gr49" draw:text-style-name="P6" draw:layer="layout" draw:type="line" svg:x1="32cm" svg:y1="13cm" svg:x2="28.509cm" svg:y2="8.009cm" draw:start-shape="id84" draw:start-glue-point="0" draw:end-shape="id85" draw:end-glue-point="8" svg:d="M32000 13000l-3491-4991" svg:viewBox="0 0 3492 4992">
          <text:p/>
        </draw:connector>
        <draw:connector draw:style-name="gr49" draw:text-style-name="P6" draw:layer="layout" draw:type="line" svg:x1="28.509cm" svg:y1="7.009cm" svg:x2="26.5cm" svg:y2="6cm" draw:start-shape="id85" draw:start-glue-point="4" draw:end-shape="id86" draw:end-glue-point="2" svg:d="M28509 7009l-2009-1009" svg:viewBox="0 0 2010 1010">
          <text:p/>
        </draw:connector>
        <draw:frame draw:style-name="gr439" draw:text-style-name="P2" draw:layer="layout" svg:width="2cm" svg:height="0.5cm" svg:x="9.5cm" svg:y="17cm">
          <draw:text-box>
            <text:p text:style-name="P1"><text:span text:style-name="T1">v5, v8</text:span></text:p>
          </draw:text-box>
        </draw:frame>
        <draw:frame draw:style-name="gr440" draw:text-style-name="P2" draw:layer="layout" svg:width="2cm" svg:height="0.5cm" svg:x="9.5cm" svg:y="17.5cm">
          <draw:text-box>
            <text:p text:style-name="P1"><text:span text:style-name="T1">2</text:span></text:p>
          </draw:text-box>
        </draw:frame>
        <draw:line draw:style-name="gr441" draw:text-style-name="P3" draw:layer="layout" svg:x1="9.5cm" svg:y1="17cm" svg:x2="11.5cm" svg:y2="17cm">
          <text:p/>
        </draw:line>
        <draw:line draw:style-name="gr442" draw:text-style-name="P3" draw:layer="layout" svg:x1="9.5cm" svg:y1="17.5cm" svg:x2="11.5cm" svg:y2="17.5cm">
          <text:p/>
        </draw:line>
        <draw:line draw:style-name="gr443" draw:text-style-name="P3" draw:layer="layout" svg:x1="9.5cm" svg:y1="18cm" svg:x2="11.5cm" svg:y2="18cm">
          <text:p/>
        </draw:line>
        <draw:line draw:style-name="gr444" draw:text-style-name="P3" draw:layer="layout" svg:x1="9.5cm" svg:y1="18cm" svg:x2="9.5cm" svg:y2="17cm">
          <text:p/>
        </draw:line>
        <draw:line draw:style-name="gr445" draw:text-style-name="P3" draw:layer="layout" svg:x1="11.5cm" svg:y1="18cm" svg:x2="11.5cm" svg:y2="17cm">
          <text:p/>
        </draw:line>
        <draw:frame draw:style-name="gr446" draw:text-style-name="P2" draw:layer="layout" svg:width="2cm" svg:height="0.5cm" svg:x="12.5cm" svg:y="17cm">
          <draw:text-box>
            <text:p text:style-name="P1"><text:span text:style-name="T1">v8, v9</text:span></text:p>
          </draw:text-box>
        </draw:frame>
        <draw:frame draw:style-name="gr447" draw:text-style-name="P2" draw:layer="layout" svg:width="2cm" svg:height="0.5cm" svg:x="12.5cm" svg:y="17.5cm">
          <draw:text-box>
            <text:p text:style-name="P1"><text:span text:style-name="T1">1</text:span></text:p>
          </draw:text-box>
        </draw:frame>
        <draw:line draw:style-name="gr448" draw:text-style-name="P3" draw:layer="layout" svg:x1="12.5cm" svg:y1="17cm" svg:x2="14.5cm" svg:y2="17cm">
          <text:p/>
        </draw:line>
        <draw:line draw:style-name="gr449" draw:text-style-name="P3" draw:layer="layout" svg:x1="12.5cm" svg:y1="17.5cm" svg:x2="14.5cm" svg:y2="17.5cm">
          <text:p/>
        </draw:line>
        <draw:line draw:style-name="gr450" draw:text-style-name="P3" draw:layer="layout" svg:x1="12.5cm" svg:y1="18cm" svg:x2="14.5cm" svg:y2="18cm">
          <text:p/>
        </draw:line>
        <draw:line draw:style-name="gr451" draw:text-style-name="P3" draw:layer="layout" svg:x1="12.5cm" svg:y1="18cm" svg:x2="12.5cm" svg:y2="17cm">
          <text:p/>
        </draw:line>
        <draw:line draw:style-name="gr452" draw:text-style-name="P3" draw:layer="layout" svg:x1="14.5cm" svg:y1="18cm" svg:x2="14.5cm" svg:y2="17cm">
          <text:p/>
        </draw:line>
        <draw:custom-shape draw:style-name="gr453" draw:text-style-name="P5" xml:id="id87" draw:id="id87" draw:layer="layout" svg:width="1cm" svg:height="1cm" svg:x="11.5cm" svg:y="15cm">
          <text:p text:style-name="P4"><text:span text:style-name="T2">R</text:span><text:span text:style-name="T3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4" draw:text-style-name="P3" draw:layer="layout" draw:type="line" svg:x1="10.5cm" svg:y1="17cm" svg:x2="11.646cm" svg:y2="15.854cm" draw:end-shape="id87" draw:end-glue-point="7" svg:d="M10500 17000l1146-1146" svg:viewBox="0 0 1147 1147">
          <text:p/>
        </draw:connector>
        <draw:connector draw:style-name="gr455" draw:text-style-name="P3" draw:layer="layout" draw:type="line" svg:x1="13.5cm" svg:y1="17cm" svg:x2="12.354cm" svg:y2="15.854cm" draw:end-shape="id87" draw:end-glue-point="9" svg:d="M13500 17000l-1146-1146" svg:viewBox="0 0 1147 1147">
          <text:p/>
        </draw:connector>
        <draw:connector draw:style-name="gr49" draw:text-style-name="P6" draw:layer="layout" draw:type="line" svg:x1="12cm" svg:y1="15cm" svg:x2="12cm" svg:y2="14cm" draw:start-shape="id87" draw:start-glue-point="4" draw:end-shape="id88" draw:end-glue-point="0" svg:d="M12000 15000v-1000" svg:viewBox="0 0 1 1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7:10:56.282064467</meta:creation-date>
    <dc:date>2022-07-11T08:55:09.834770150</dc:date>
    <meta:editing-duration>PT9H9M46S</meta:editing-duration>
    <meta:editing-cycles>17</meta:editing-cycles>
    <meta:generator>LibreOffice/6.4.7.2$Linux_X86_64 LibreOffice_project/40$Build-2</meta:generator>
    <meta:document-statistic meta:object-count="558"/>
  </office:meta>
</office:document-meta>
</file>